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4063in"/>
    </style:style>
    <style:style style:name="co8" style:family="table-column">
      <style:table-column-properties fo:break-before="auto" style:column-width="2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0892.838" calcext:value-type="float">
            <text:p>1739050892.838</text:p>
          </table:table-cell>
          <table:table-cell office:value-type="float" office:value="1739050893.677" calcext:value-type="float">
            <text:p>1739050893.6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]-[.A2]" office:value-type="float" office:value="0.83899998664856" calcext:value-type="float">
            <text:p>0.83899998664856</text:p>
          </table:table-cell>
          <table:table-cell/>
          <table:table-cell table:formula="of:=[.H2] - [.$H$250]" office:value-type="float" office:value="0.128000020980835" calcext:value-type="float">
            <text:p>0.12800002098083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2.871" calcext:value-type="float">
            <text:p>1739050892.871</text:p>
          </table:table-cell>
          <table:table-cell office:value-type="float" office:value="1739050893.944" calcext:value-type="float">
            <text:p>1739050893.9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]-[.A3]" office:value-type="float" office:value="1.07299995422363" calcext:value-type="float">
            <text:p>1.07299995422363</text:p>
          </table:table-cell>
          <table:table-cell/>
          <table:table-cell table:formula="of:=[.H3] - [.$H$250]" office:value-type="float" office:value="0.361999988555908" calcext:value-type="float">
            <text:p>0.36199998855590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2.971" calcext:value-type="float">
            <text:p>1739050892.971</text:p>
          </table:table-cell>
          <table:table-cell office:value-type="float" office:value="1739050894.206" calcext:value-type="float">
            <text:p>1739050894.2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]-[.A4]" office:value-type="float" office:value="1.2350001335144" calcext:value-type="float">
            <text:p>1.2350001335144</text:p>
          </table:table-cell>
          <table:table-cell/>
          <table:table-cell table:formula="of:=[.H4] - [.$H$250]" office:value-type="float" office:value="0.524000167846679" calcext:value-type="float">
            <text:p>0.52400016784667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3.171" calcext:value-type="float">
            <text:p>1739050893.171</text:p>
          </table:table-cell>
          <table:table-cell office:value-type="float" office:value="1739050894.51" calcext:value-type="float">
            <text:p>1739050894.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]-[.A5]" office:value-type="float" office:value="1.33899998664856" calcext:value-type="float">
            <text:p>1.33899998664856</text:p>
          </table:table-cell>
          <table:table-cell/>
          <table:table-cell table:formula="of:=[.H5] - [.$H$250]" office:value-type="float" office:value="0.628000020980835" calcext:value-type="float">
            <text:p>0.62800002098083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3.438" calcext:value-type="float">
            <text:p>1739050893.438</text:p>
          </table:table-cell>
          <table:table-cell office:value-type="float" office:value="1739050894.908" calcext:value-type="float">
            <text:p>1739050894.9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]-[.A6]" office:value-type="float" office:value="1.47000002861023" calcext:value-type="float">
            <text:p>1.47000002861023</text:p>
          </table:table-cell>
          <table:table-cell/>
          <table:table-cell table:formula="of:=[.H6] - [.$H$250]" office:value-type="float" office:value="0.759000062942504" calcext:value-type="float">
            <text:p>0.75900006294250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3.571" calcext:value-type="float">
            <text:p>1739050893.571</text:p>
          </table:table-cell>
          <table:table-cell office:value-type="float" office:value="1739050895.224" calcext:value-type="float">
            <text:p>1739050895.2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]-[.A7]" office:value-type="float" office:value="1.65299987792969" calcext:value-type="float">
            <text:p>1.65299987792969</text:p>
          </table:table-cell>
          <table:table-cell/>
          <table:table-cell table:formula="of:=[.H7] - [.$H$250]" office:value-type="float" office:value="0.941999912261962" calcext:value-type="float">
            <text:p>0.94199991226196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3.871" calcext:value-type="float">
            <text:p>1739050893.871</text:p>
          </table:table-cell>
          <table:table-cell office:value-type="float" office:value="1739050895.662" calcext:value-type="float">
            <text:p>1739050895.6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]-[.A8]" office:value-type="float" office:value="1.79099988937378" calcext:value-type="float">
            <text:p>1.79099988937378</text:p>
          </table:table-cell>
          <table:table-cell/>
          <table:table-cell table:formula="of:=[.H8] - [.$H$250]" office:value-type="float" office:value="1.07999992370605" calcext:value-type="float">
            <text:p>1.0799999237060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3.904" calcext:value-type="float">
            <text:p>1739050893.904</text:p>
          </table:table-cell>
          <table:table-cell office:value-type="float" office:value="1739050895.911" calcext:value-type="float">
            <text:p>1739050895.9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]-[.A9]" office:value-type="float" office:value="2.00699996948242" calcext:value-type="float">
            <text:p>2.00699996948242</text:p>
          </table:table-cell>
          <table:table-cell/>
          <table:table-cell table:formula="of:=[.H9] - [.$H$250]" office:value-type="float" office:value="1.2960000038147" calcext:value-type="float">
            <text:p>1.296000003814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6.938" calcext:value-type="float">
            <text:p>1739050896.938</text:p>
          </table:table-cell>
          <table:table-cell office:value-type="float" office:value="1739050899.217" calcext:value-type="float">
            <text:p>1739050899.2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]-[.A10]" office:value-type="float" office:value="2.27900004386902" calcext:value-type="float">
            <text:p>2.27900004386902</text:p>
          </table:table-cell>
          <table:table-cell/>
          <table:table-cell table:formula="of:=[.H10] - [.$H$250]" office:value-type="float" office:value="1.56800007820129" calcext:value-type="float">
            <text:p>1.5680000782012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7.104" calcext:value-type="float">
            <text:p>1739050897.104</text:p>
          </table:table-cell>
          <table:table-cell office:value-type="float" office:value="1739050899.535" calcext:value-type="float">
            <text:p>1739050899.5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]-[.A11]" office:value-type="float" office:value="2.43099999427795" calcext:value-type="float">
            <text:p>2.43099999427795</text:p>
          </table:table-cell>
          <table:table-cell/>
          <table:table-cell table:formula="of:=[.H11] - [.$H$250]" office:value-type="float" office:value="1.72000002861023" calcext:value-type="float">
            <text:p>1.7200000286102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7.238" calcext:value-type="float">
            <text:p>1739050897.238</text:p>
          </table:table-cell>
          <table:table-cell office:value-type="float" office:value="1739050899.833" calcext:value-type="float">
            <text:p>1739050899.8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]-[.A12]" office:value-type="float" office:value="2.59500002861023" calcext:value-type="float">
            <text:p>2.59500002861023</text:p>
          </table:table-cell>
          <table:table-cell/>
          <table:table-cell table:formula="of:=[.H12] - [.$H$250]" office:value-type="float" office:value="1.8840000629425" calcext:value-type="float">
            <text:p>1.884000062942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898.038" calcext:value-type="float">
            <text:p>1739050898.038</text:p>
          </table:table-cell>
          <table:table-cell office:value-type="float" office:value="1739050900.305" calcext:value-type="float">
            <text:p>1739050900.3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]-[.A13]" office:value-type="float" office:value="2.26699995994568" calcext:value-type="float">
            <text:p>2.26699995994568</text:p>
          </table:table-cell>
          <table:table-cell/>
          <table:table-cell table:formula="of:=[.H13] - [.$H$250]" office:value-type="float" office:value="1.55599999427795" calcext:value-type="float">
            <text:p>1.5559999942779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03.271" calcext:value-type="float">
            <text:p>1739050903.271</text:p>
          </table:table-cell>
          <table:table-cell office:value-type="float" office:value="1739050904.78" calcext:value-type="float">
            <text:p>1739050904.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]-[.A14]" office:value-type="float" office:value="1.50900006294251" calcext:value-type="float">
            <text:p>1.50900006294251</text:p>
          </table:table-cell>
          <table:table-cell/>
          <table:table-cell table:formula="of:=[.H14] - [.$H$250]" office:value-type="float" office:value="0.79800009727478" calcext:value-type="float">
            <text:p>0.7980000972747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04.838" calcext:value-type="float">
            <text:p>1739050904.838</text:p>
          </table:table-cell>
          <table:table-cell office:value-type="float" office:value="1739050906.6" calcext:value-type="float">
            <text:p>1739050906.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]-[.A15]" office:value-type="float" office:value="1.76199984550476" calcext:value-type="float">
            <text:p>1.76199984550476</text:p>
          </table:table-cell>
          <table:table-cell/>
          <table:table-cell table:formula="of:=[.H15] - [.$H$250]" office:value-type="float" office:value="1.05099987983704" calcext:value-type="float">
            <text:p>1.0509998798370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0905.038" calcext:value-type="float">
            <text:p>1739050905.038</text:p>
          </table:table-cell>
          <table:table-cell table:style-name="ce1" office:value-type="float" office:value="1739050906.904" calcext:value-type="float">
            <text:p>1739050906.904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843200" calcext:value-type="float">
            <text:p>1843200</text:p>
          </table:table-cell>
          <table:table-cell table:style-name="ce1"/>
          <table:table-cell table:style-name="ce1" table:formula="of:=[.B16]-[.A16]" office:value-type="float" office:value="1.8659999370575" calcext:value-type="float">
            <text:p>1.8659999370575</text:p>
          </table:table-cell>
          <table:table-cell table:style-name="ce1"/>
          <table:table-cell table:style-name="ce1" table:formula="of:=[.H16] - [.$H$250]" office:value-type="float" office:value="1.15499997138977" calcext:value-type="float">
            <text:p>1.15499997138977</text:p>
          </table:table-cell>
          <table:table-cell table:style-name="ce1" table:formula="of:=[.$H$250]" office:value-type="float" office:value="0.710999965667725" calcext:value-type="float">
            <text:p>0.710999965667725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739050905.071" calcext:value-type="float">
            <text:p>1739050905.071</text:p>
          </table:table-cell>
          <table:table-cell table:style-name="ce2" office:value-type="float" office:value="1739050907.203" calcext:value-type="float">
            <text:p>1739050907.203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843200" calcext:value-type="float">
            <text:p>1843200</text:p>
          </table:table-cell>
          <table:table-cell table:style-name="ce2"/>
          <table:table-cell table:style-name="ce2" table:formula="of:=[.B17]-[.A17]" office:value-type="float" office:value="2.13199996948242" calcext:value-type="float">
            <text:p>2.13199996948242</text:p>
          </table:table-cell>
          <table:table-cell table:style-name="ce2"/>
          <table:table-cell table:formula="of:=[.H17] - [.$H$250]" office:value-type="float" office:value="1.4210000038147" calcext:value-type="float">
            <text:p>1.421000003814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style-name="ce2" table:number-columns-repeated="1013"/>
        </table:table-row>
        <table:table-row table:style-name="ro1">
          <table:table-cell office:value-type="float" office:value="1739050909.538" calcext:value-type="float">
            <text:p>1739050909.538</text:p>
          </table:table-cell>
          <table:table-cell office:value-type="float" office:value="1739050911.217" calcext:value-type="float">
            <text:p>1739050911.2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]-[.A18]" office:value-type="float" office:value="1.67899990081787" calcext:value-type="float">
            <text:p>1.67899990081787</text:p>
          </table:table-cell>
          <table:table-cell/>
          <table:table-cell table:formula="of:=[.H18] - [.$H$250]" office:value-type="float" office:value="0.967999935150146" calcext:value-type="float">
            <text:p>0.96799993515014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09.971" calcext:value-type="float">
            <text:p>1739050909.971</text:p>
          </table:table-cell>
          <table:table-cell office:value-type="float" office:value="1739050912.157" calcext:value-type="float">
            <text:p>1739050912.1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]-[.A19]" office:value-type="float" office:value="2.18600010871887" calcext:value-type="float">
            <text:p>2.18600010871887</text:p>
          </table:table-cell>
          <table:table-cell/>
          <table:table-cell table:formula="of:=[.H19] - [.$H$250]" office:value-type="float" office:value="1.47500014305115" calcext:value-type="float">
            <text:p>1.4750001430511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1.071" calcext:value-type="float">
            <text:p>1739050911.071</text:p>
          </table:table-cell>
          <table:table-cell office:value-type="float" office:value="1739050912.811" calcext:value-type="float">
            <text:p>1739050912.8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]-[.A20]" office:value-type="float" office:value="1.74000000953674" calcext:value-type="float">
            <text:p>1.74000000953674</text:p>
          </table:table-cell>
          <table:table-cell/>
          <table:table-cell table:formula="of:=[.H20] - [.$H$250]" office:value-type="float" office:value="1.02900004386902" calcext:value-type="float">
            <text:p>1.0290000438690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3.438" calcext:value-type="float">
            <text:p>1739050913.438</text:p>
          </table:table-cell>
          <table:table-cell office:value-type="float" office:value="1739050915.54" calcext:value-type="float">
            <text:p>1739050915.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]-[.A21]" office:value-type="float" office:value="2.10199999809265" calcext:value-type="float">
            <text:p>2.10199999809265</text:p>
          </table:table-cell>
          <table:table-cell/>
          <table:table-cell table:formula="of:=[.H21] - [.$H$250]" office:value-type="float" office:value="1.39100003242493" calcext:value-type="float">
            <text:p>1.3910000324249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4.638" calcext:value-type="float">
            <text:p>1739050914.638</text:p>
          </table:table-cell>
          <table:table-cell office:value-type="float" office:value="1739050916.394" calcext:value-type="float">
            <text:p>1739050916.3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]-[.A22]" office:value-type="float" office:value="1.75600004196167" calcext:value-type="float">
            <text:p>1.75600004196167</text:p>
          </table:table-cell>
          <table:table-cell/>
          <table:table-cell table:formula="of:=[.H22] - [.$H$250]" office:value-type="float" office:value="1.04500007629394" calcext:value-type="float">
            <text:p>1.0450000762939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5.171" calcext:value-type="float">
            <text:p>1739050915.171</text:p>
          </table:table-cell>
          <table:table-cell office:value-type="float" office:value="1739050917.309" calcext:value-type="float">
            <text:p>1739050917.3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]-[.A23]" office:value-type="float" office:value="2.13800001144409" calcext:value-type="float">
            <text:p>2.13800001144409</text:p>
          </table:table-cell>
          <table:table-cell/>
          <table:table-cell table:formula="of:=[.H23] - [.$H$250]" office:value-type="float" office:value="1.42700004577637" calcext:value-type="float">
            <text:p>1.4270000457763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7.271" calcext:value-type="float">
            <text:p>1739050917.271</text:p>
          </table:table-cell>
          <table:table-cell office:value-type="float" office:value="1739050918.795" calcext:value-type="float">
            <text:p>1739050918.7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]-[.A24]" office:value-type="float" office:value="1.52400016784668" calcext:value-type="float">
            <text:p>1.52400016784668</text:p>
          </table:table-cell>
          <table:table-cell/>
          <table:table-cell table:formula="of:=[.H24] - [.$H$250]" office:value-type="float" office:value="0.813000202178955" calcext:value-type="float">
            <text:p>0.81300020217895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7.671" calcext:value-type="float">
            <text:p>1739050917.671</text:p>
          </table:table-cell>
          <table:table-cell office:value-type="float" office:value="1739050919.676" calcext:value-type="float">
            <text:p>1739050919.6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]-[.A25]" office:value-type="float" office:value="2.00500011444092" calcext:value-type="float">
            <text:p>2.00500011444092</text:p>
          </table:table-cell>
          <table:table-cell/>
          <table:table-cell table:formula="of:=[.H25] - [.$H$250]" office:value-type="float" office:value="1.29400014877319" calcext:value-type="float">
            <text:p>1.2940001487731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17.905" calcext:value-type="float">
            <text:p>1739050917.905</text:p>
          </table:table-cell>
          <table:table-cell office:value-type="float" office:value="1739050919.989" calcext:value-type="float">
            <text:p>1739050919.9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]-[.A26]" office:value-type="float" office:value="2.08400011062622" calcext:value-type="float">
            <text:p>2.08400011062622</text:p>
          </table:table-cell>
          <table:table-cell/>
          <table:table-cell table:formula="of:=[.H26] - [.$H$250]" office:value-type="float" office:value="1.3730001449585" calcext:value-type="float">
            <text:p>1.373000144958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25.205" calcext:value-type="float">
            <text:p>1739050925.205</text:p>
          </table:table-cell>
          <table:table-cell office:value-type="float" office:value="1739050926.815" calcext:value-type="float">
            <text:p>1739050926.8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]-[.A27]" office:value-type="float" office:value="1.6100001335144" calcext:value-type="float">
            <text:p>1.6100001335144</text:p>
          </table:table-cell>
          <table:table-cell/>
          <table:table-cell table:formula="of:=[.H27] - [.$H$250]" office:value-type="float" office:value="0.899000167846679" calcext:value-type="float">
            <text:p>0.89900016784667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25.271" calcext:value-type="float">
            <text:p>1739050925.271</text:p>
          </table:table-cell>
          <table:table-cell office:value-type="float" office:value="1739050927.137" calcext:value-type="float">
            <text:p>1739050927.1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]-[.A28]" office:value-type="float" office:value="1.86600017547607" calcext:value-type="float">
            <text:p>1.86600017547607</text:p>
          </table:table-cell>
          <table:table-cell/>
          <table:table-cell table:formula="of:=[.H28] - [.$H$250]" office:value-type="float" office:value="1.15500020980835" calcext:value-type="float">
            <text:p>1.1550002098083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28.171" calcext:value-type="float">
            <text:p>1739050928.171</text:p>
          </table:table-cell>
          <table:table-cell office:value-type="float" office:value="1739050930.134" calcext:value-type="float">
            <text:p>1739050930.1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]-[.A29]" office:value-type="float" office:value="1.96300005912781" calcext:value-type="float">
            <text:p>1.96300005912781</text:p>
          </table:table-cell>
          <table:table-cell/>
          <table:table-cell table:formula="of:=[.H29] - [.$H$250]" office:value-type="float" office:value="1.25200009346008" calcext:value-type="float">
            <text:p>1.2520000934600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28.571" calcext:value-type="float">
            <text:p>1739050928.571</text:p>
          </table:table-cell>
          <table:table-cell office:value-type="float" office:value="1739050930.564" calcext:value-type="float">
            <text:p>1739050930.5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]-[.A30]" office:value-type="float" office:value="1.992999792099" calcext:value-type="float">
            <text:p>1.992999792099</text:p>
          </table:table-cell>
          <table:table-cell/>
          <table:table-cell table:formula="of:=[.H30] - [.$H$250]" office:value-type="float" office:value="1.28199982643127" calcext:value-type="float">
            <text:p>1.2819998264312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0.505" calcext:value-type="float">
            <text:p>1739050930.505</text:p>
          </table:table-cell>
          <table:table-cell office:value-type="float" office:value="1739050932.197" calcext:value-type="float">
            <text:p>1739050932.1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]-[.A31]" office:value-type="float" office:value="1.69199991226196" calcext:value-type="float">
            <text:p>1.69199991226196</text:p>
          </table:table-cell>
          <table:table-cell/>
          <table:table-cell table:formula="of:=[.H31] - [.$H$250]" office:value-type="float" office:value="0.980999946594238" calcext:value-type="float">
            <text:p>0.98099994659423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0.605" calcext:value-type="float">
            <text:p>1739050930.605</text:p>
          </table:table-cell>
          <table:table-cell office:value-type="float" office:value="1739050932.54" calcext:value-type="float">
            <text:p>1739050932.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]-[.A32]" office:value-type="float" office:value="1.93499994277954" calcext:value-type="float">
            <text:p>1.93499994277954</text:p>
          </table:table-cell>
          <table:table-cell/>
          <table:table-cell table:formula="of:=[.H32] - [.$H$250]" office:value-type="float" office:value="1.22399997711182" calcext:value-type="float">
            <text:p>1.2239999771118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0.971" calcext:value-type="float">
            <text:p>1739050930.971</text:p>
          </table:table-cell>
          <table:table-cell office:value-type="float" office:value="1739050932.898" calcext:value-type="float">
            <text:p>1739050932.8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]-[.A33]" office:value-type="float" office:value="1.92700004577637" calcext:value-type="float">
            <text:p>1.92700004577637</text:p>
          </table:table-cell>
          <table:table-cell/>
          <table:table-cell table:formula="of:=[.H33] - [.$H$250]" office:value-type="float" office:value="1.21600008010864" calcext:value-type="float">
            <text:p>1.2160000801086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1.271" calcext:value-type="float">
            <text:p>1739050931.271</text:p>
          </table:table-cell>
          <table:table-cell office:value-type="float" office:value="1739050933.246" calcext:value-type="float">
            <text:p>1739050933.2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]-[.A34]" office:value-type="float" office:value="1.97500014305115" calcext:value-type="float">
            <text:p>1.97500014305115</text:p>
          </table:table-cell>
          <table:table-cell/>
          <table:table-cell table:formula="of:=[.H34] - [.$H$250]" office:value-type="float" office:value="1.26400017738342" calcext:value-type="float">
            <text:p>1.2640001773834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2.238" calcext:value-type="float">
            <text:p>1739050932.238</text:p>
          </table:table-cell>
          <table:table-cell office:value-type="float" office:value="1739050934.184" calcext:value-type="float">
            <text:p>1739050934.1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]-[.A35]" office:value-type="float" office:value="1.94600009918213" calcext:value-type="float">
            <text:p>1.94600009918213</text:p>
          </table:table-cell>
          <table:table-cell/>
          <table:table-cell table:formula="of:=[.H35] - [.$H$250]" office:value-type="float" office:value="1.2350001335144" calcext:value-type="float">
            <text:p>1.235000133514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3.138" calcext:value-type="float">
            <text:p>1739050933.138</text:p>
          </table:table-cell>
          <table:table-cell office:value-type="float" office:value="1739050935.577" calcext:value-type="float">
            <text:p>1739050935.5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]-[.A36]" office:value-type="float" office:value="2.43899989128113" calcext:value-type="float">
            <text:p>2.43899989128113</text:p>
          </table:table-cell>
          <table:table-cell/>
          <table:table-cell table:formula="of:=[.H36] - [.$H$250]" office:value-type="float" office:value="1.7279999256134" calcext:value-type="float">
            <text:p>1.727999925613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5.938" calcext:value-type="float">
            <text:p>1739050935.938</text:p>
          </table:table-cell>
          <table:table-cell office:value-type="float" office:value="1739050937.793" calcext:value-type="float">
            <text:p>1739050937.7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7]-[.A37]" office:value-type="float" office:value="1.85500001907349" calcext:value-type="float">
            <text:p>1.85500001907349</text:p>
          </table:table-cell>
          <table:table-cell/>
          <table:table-cell table:formula="of:=[.H37] - [.$H$250]" office:value-type="float" office:value="1.14400005340576" calcext:value-type="float">
            <text:p>1.1440000534057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6.271" calcext:value-type="float">
            <text:p>1739050936.271</text:p>
          </table:table-cell>
          <table:table-cell office:value-type="float" office:value="1739050939.222" calcext:value-type="float">
            <text:p>1739050939.2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8]-[.A38]" office:value-type="float" office:value="2.95099997520447" calcext:value-type="float">
            <text:p>2.95099997520447</text:p>
          </table:table-cell>
          <table:table-cell/>
          <table:table-cell table:formula="of:=[.H38] - [.$H$250]" office:value-type="float" office:value="2.24000000953674" calcext:value-type="float">
            <text:p>2.2400000095367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36.571" calcext:value-type="float">
            <text:p>1739050936.571</text:p>
          </table:table-cell>
          <table:table-cell office:value-type="float" office:value="1739050939.534" calcext:value-type="float">
            <text:p>1739050939.5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9]-[.A39]" office:value-type="float" office:value="2.96299982070923" calcext:value-type="float">
            <text:p>2.96299982070923</text:p>
          </table:table-cell>
          <table:table-cell/>
          <table:table-cell table:formula="of:=[.H39] - [.$H$250]" office:value-type="float" office:value="2.2519998550415" calcext:value-type="float">
            <text:p>2.251999855041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1.438" calcext:value-type="float">
            <text:p>1739050941.438</text:p>
          </table:table-cell>
          <table:table-cell office:value-type="float" office:value="1739050943.004" calcext:value-type="float">
            <text:p>1739050943.0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0]-[.A40]" office:value-type="float" office:value="1.56599998474121" calcext:value-type="float">
            <text:p>1.56599998474121</text:p>
          </table:table-cell>
          <table:table-cell/>
          <table:table-cell table:formula="of:=[.H40] - [.$H$250]" office:value-type="float" office:value="0.855000019073486" calcext:value-type="float">
            <text:p>0.8550000190734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1.671" calcext:value-type="float">
            <text:p>1739050941.671</text:p>
          </table:table-cell>
          <table:table-cell office:value-type="float" office:value="1739050943.326" calcext:value-type="float">
            <text:p>1739050943.3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1]-[.A41]" office:value-type="float" office:value="1.65499997138977" calcext:value-type="float">
            <text:p>1.65499997138977</text:p>
          </table:table-cell>
          <table:table-cell/>
          <table:table-cell table:formula="of:=[.H41] - [.$H$250]" office:value-type="float" office:value="0.944000005722045" calcext:value-type="float">
            <text:p>0.94400000572204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1.805" calcext:value-type="float">
            <text:p>1739050941.805</text:p>
          </table:table-cell>
          <table:table-cell office:value-type="float" office:value="1739050943.634" calcext:value-type="float">
            <text:p>1739050943.6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2]-[.A42]" office:value-type="float" office:value="1.8289999961853" calcext:value-type="float">
            <text:p>1.8289999961853</text:p>
          </table:table-cell>
          <table:table-cell/>
          <table:table-cell table:formula="of:=[.H42] - [.$H$250]" office:value-type="float" office:value="1.11800003051758" calcext:value-type="float">
            <text:p>1.1180000305175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5.171" calcext:value-type="float">
            <text:p>1739050945.171</text:p>
          </table:table-cell>
          <table:table-cell office:value-type="float" office:value="1739050946.8" calcext:value-type="float">
            <text:p>1739050946.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3]-[.A43]" office:value-type="float" office:value="1.62899994850159" calcext:value-type="float">
            <text:p>1.62899994850159</text:p>
          </table:table-cell>
          <table:table-cell/>
          <table:table-cell table:formula="of:=[.H43] - [.$H$250]" office:value-type="float" office:value="0.917999982833862" calcext:value-type="float">
            <text:p>0.91799998283386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6.005" calcext:value-type="float">
            <text:p>1739050946.005</text:p>
          </table:table-cell>
          <table:table-cell office:value-type="float" office:value="1739050951.104" calcext:value-type="float">
            <text:p>1739050951.1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4]-[.A44]" office:value-type="float" office:value="5.09899997711182" calcext:value-type="float">
            <text:p>5.09899997711182</text:p>
          </table:table-cell>
          <table:table-cell/>
          <table:table-cell table:formula="of:=[.H44] - [.$H$250]" office:value-type="float" office:value="4.38800001144409" calcext:value-type="float">
            <text:p>4.3880000114440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6.071" calcext:value-type="float">
            <text:p>1739050946.071</text:p>
          </table:table-cell>
          <table:table-cell office:value-type="float" office:value="1739050951.45" calcext:value-type="float">
            <text:p>1739050951.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5]-[.A45]" office:value-type="float" office:value="5.37899994850159" calcext:value-type="float">
            <text:p>5.37899994850159</text:p>
          </table:table-cell>
          <table:table-cell/>
          <table:table-cell table:formula="of:=[.H45] - [.$H$250]" office:value-type="float" office:value="4.66799998283386" calcext:value-type="float">
            <text:p>4.667999982833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49.671" calcext:value-type="float">
            <text:p>1739050949.671</text:p>
          </table:table-cell>
          <table:table-cell office:value-type="float" office:value="1739050951.816" calcext:value-type="float">
            <text:p>1739050951.8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6]-[.A46]" office:value-type="float" office:value="2.14499998092651" calcext:value-type="float">
            <text:p>2.14499998092651</text:p>
          </table:table-cell>
          <table:table-cell/>
          <table:table-cell table:formula="of:=[.H46] - [.$H$250]" office:value-type="float" office:value="1.43400001525879" calcext:value-type="float">
            <text:p>1.4340000152587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51.871" calcext:value-type="float">
            <text:p>1739050951.871</text:p>
          </table:table-cell>
          <table:table-cell office:value-type="float" office:value="1739050959.152" calcext:value-type="float">
            <text:p>1739050959.1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7]-[.A47]" office:value-type="float" office:value="7.28099989891052" calcext:value-type="float">
            <text:p>7.28099989891052</text:p>
          </table:table-cell>
          <table:table-cell/>
          <table:table-cell table:formula="of:=[.H47] - [.$H$250]" office:value-type="float" office:value="6.5699999332428" calcext:value-type="float">
            <text:p>6.569999933242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57.971" calcext:value-type="float">
            <text:p>1739050957.971</text:p>
          </table:table-cell>
          <table:table-cell office:value-type="float" office:value="1739050960.105" calcext:value-type="float">
            <text:p>1739050960.1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8]-[.A48]" office:value-type="float" office:value="2.1340000629425" calcext:value-type="float">
            <text:p>2.1340000629425</text:p>
          </table:table-cell>
          <table:table-cell/>
          <table:table-cell table:formula="of:=[.H48] - [.$H$250]" office:value-type="float" office:value="1.42300009727478" calcext:value-type="float">
            <text:p>1.4230000972747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59.005" calcext:value-type="float">
            <text:p>1739050959.005</text:p>
          </table:table-cell>
          <table:table-cell office:value-type="float" office:value="1739050961.868" calcext:value-type="float">
            <text:p>1739050961.8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9]-[.A49]" office:value-type="float" office:value="2.86299991607666" calcext:value-type="float">
            <text:p>2.86299991607666</text:p>
          </table:table-cell>
          <table:table-cell/>
          <table:table-cell table:formula="of:=[.H49] - [.$H$250]" office:value-type="float" office:value="2.15199995040893" calcext:value-type="float">
            <text:p>2.1519999504089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60.371" calcext:value-type="float">
            <text:p>1739050960.371</text:p>
          </table:table-cell>
          <table:table-cell office:value-type="float" office:value="1739050962.231" calcext:value-type="float">
            <text:p>1739050962.2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0]-[.A50]" office:value-type="float" office:value="1.85999989509583" calcext:value-type="float">
            <text:p>1.85999989509583</text:p>
          </table:table-cell>
          <table:table-cell/>
          <table:table-cell table:formula="of:=[.H50] - [.$H$250]" office:value-type="float" office:value="1.1489999294281" calcext:value-type="float">
            <text:p>1.148999929428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60.538" calcext:value-type="float">
            <text:p>1739050960.538</text:p>
          </table:table-cell>
          <table:table-cell office:value-type="float" office:value="1739050962.572" calcext:value-type="float">
            <text:p>1739050962.5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1]-[.A51]" office:value-type="float" office:value="2.03399991989136" calcext:value-type="float">
            <text:p>2.03399991989136</text:p>
          </table:table-cell>
          <table:table-cell/>
          <table:table-cell table:formula="of:=[.H51] - [.$H$250]" office:value-type="float" office:value="1.32299995422363" calcext:value-type="float">
            <text:p>1.3229999542236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62.371" calcext:value-type="float">
            <text:p>1739050962.371</text:p>
          </table:table-cell>
          <table:table-cell office:value-type="float" office:value="1739050964.096" calcext:value-type="float">
            <text:p>1739050964.0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2]-[.A52]" office:value-type="float" office:value="1.72499990463257" calcext:value-type="float">
            <text:p>1.72499990463257</text:p>
          </table:table-cell>
          <table:table-cell/>
          <table:table-cell table:formula="of:=[.H52] - [.$H$250]" office:value-type="float" office:value="1.01399993896484" calcext:value-type="float">
            <text:p>1.0139999389648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66.605" calcext:value-type="float">
            <text:p>1739050966.605</text:p>
          </table:table-cell>
          <table:table-cell office:value-type="float" office:value="1739050969.389" calcext:value-type="float">
            <text:p>1739050969.3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3]-[.A53]" office:value-type="float" office:value="2.78399991989136" calcext:value-type="float">
            <text:p>2.78399991989136</text:p>
          </table:table-cell>
          <table:table-cell/>
          <table:table-cell table:formula="of:=[.H53] - [.$H$250]" office:value-type="float" office:value="2.07299995422363" calcext:value-type="float">
            <text:p>2.0729999542236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68.705" calcext:value-type="float">
            <text:p>1739050968.705</text:p>
          </table:table-cell>
          <table:table-cell office:value-type="float" office:value="1739050971.626" calcext:value-type="float">
            <text:p>1739050971.6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4]-[.A54]" office:value-type="float" office:value="2.9210000038147" calcext:value-type="float">
            <text:p>2.9210000038147</text:p>
          </table:table-cell>
          <table:table-cell/>
          <table:table-cell table:formula="of:=[.H54] - [.$H$250]" office:value-type="float" office:value="2.21000003814697" calcext:value-type="float">
            <text:p>2.2100000381469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68.771" calcext:value-type="float">
            <text:p>1739050968.771</text:p>
          </table:table-cell>
          <table:table-cell office:value-type="float" office:value="1739050971.949" calcext:value-type="float">
            <text:p>1739050971.9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5]-[.A55]" office:value-type="float" office:value="3.17799997329712" calcext:value-type="float">
            <text:p>3.17799997329712</text:p>
          </table:table-cell>
          <table:table-cell/>
          <table:table-cell table:formula="of:=[.H55] - [.$H$250]" office:value-type="float" office:value="2.46700000762939" calcext:value-type="float">
            <text:p>2.4670000076293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0.438" calcext:value-type="float">
            <text:p>1739050970.438</text:p>
          </table:table-cell>
          <table:table-cell office:value-type="float" office:value="1739050972.287" calcext:value-type="float">
            <text:p>1739050972.2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6]-[.A56]" office:value-type="float" office:value="1.84899997711182" calcext:value-type="float">
            <text:p>1.84899997711182</text:p>
          </table:table-cell>
          <table:table-cell/>
          <table:table-cell table:formula="of:=[.H56] - [.$H$250]" office:value-type="float" office:value="1.13800001144409" calcext:value-type="float">
            <text:p>1.1380000114440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1.005" calcext:value-type="float">
            <text:p>1739050971.005</text:p>
          </table:table-cell>
          <table:table-cell office:value-type="float" office:value="1739050972.596" calcext:value-type="float">
            <text:p>1739050972.5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7]-[.A57]" office:value-type="float" office:value="1.59099984169006" calcext:value-type="float">
            <text:p>1.59099984169006</text:p>
          </table:table-cell>
          <table:table-cell/>
          <table:table-cell table:formula="of:=[.H57] - [.$H$250]" office:value-type="float" office:value="0.879999876022338" calcext:value-type="float">
            <text:p>0.87999987602233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1.338" calcext:value-type="float">
            <text:p>1739050971.338</text:p>
          </table:table-cell>
          <table:table-cell office:value-type="float" office:value="1739050972.928" calcext:value-type="float">
            <text:p>1739050972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8]-[.A58]" office:value-type="float" office:value="1.58999991416931" calcext:value-type="float">
            <text:p>1.58999991416931</text:p>
          </table:table-cell>
          <table:table-cell/>
          <table:table-cell table:formula="of:=[.H58] - [.$H$250]" office:value-type="float" office:value="0.878999948501586" calcext:value-type="float">
            <text:p>0.8789999485015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2.638" calcext:value-type="float">
            <text:p>1739050972.638</text:p>
          </table:table-cell>
          <table:table-cell office:value-type="float" office:value="1739050975.039" calcext:value-type="float">
            <text:p>1739050975.0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9]-[.A59]" office:value-type="float" office:value="2.40100002288818" calcext:value-type="float">
            <text:p>2.40100002288818</text:p>
          </table:table-cell>
          <table:table-cell/>
          <table:table-cell table:formula="of:=[.H59] - [.$H$250]" office:value-type="float" office:value="1.69000005722046" calcext:value-type="float">
            <text:p>1.6900000572204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5.871" calcext:value-type="float">
            <text:p>1739050975.871</text:p>
          </table:table-cell>
          <table:table-cell office:value-type="float" office:value="1739050979.093" calcext:value-type="float">
            <text:p>1739050979.0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0]-[.A60]" office:value-type="float" office:value="3.22199988365173" calcext:value-type="float">
            <text:p>3.22199988365173</text:p>
          </table:table-cell>
          <table:table-cell/>
          <table:table-cell table:formula="of:=[.H60] - [.$H$250]" office:value-type="float" office:value="2.51099991798401" calcext:value-type="float">
            <text:p>2.5109999179840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6.138" calcext:value-type="float">
            <text:p>1739050976.138</text:p>
          </table:table-cell>
          <table:table-cell office:value-type="float" office:value="1739050979.46" calcext:value-type="float">
            <text:p>1739050979.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1]-[.A61]" office:value-type="float" office:value="3.32200002670288" calcext:value-type="float">
            <text:p>3.32200002670288</text:p>
          </table:table-cell>
          <table:table-cell/>
          <table:table-cell table:formula="of:=[.H61] - [.$H$250]" office:value-type="float" office:value="2.61100006103516" calcext:value-type="float">
            <text:p>2.6110000610351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76.171" calcext:value-type="float">
            <text:p>1739050976.171</text:p>
          </table:table-cell>
          <table:table-cell office:value-type="float" office:value="1739050979.795" calcext:value-type="float">
            <text:p>1739050979.7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2]-[.A62]" office:value-type="float" office:value="3.62400007247925" calcext:value-type="float">
            <text:p>3.62400007247925</text:p>
          </table:table-cell>
          <table:table-cell/>
          <table:table-cell table:formula="of:=[.H62] - [.$H$250]" office:value-type="float" office:value="2.91300010681152" calcext:value-type="float">
            <text:p>2.9130001068115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82.938" calcext:value-type="float">
            <text:p>1739050982.938</text:p>
          </table:table-cell>
          <table:table-cell office:value-type="float" office:value="1739050985.981" calcext:value-type="float">
            <text:p>1739050985.9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3]-[.A63]" office:value-type="float" office:value="3.04299998283386" calcext:value-type="float">
            <text:p>3.04299998283386</text:p>
          </table:table-cell>
          <table:table-cell/>
          <table:table-cell table:formula="of:=[.H63] - [.$H$250]" office:value-type="float" office:value="2.33200001716614" calcext:value-type="float">
            <text:p>2.3320000171661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84.538" calcext:value-type="float">
            <text:p>1739050984.538</text:p>
          </table:table-cell>
          <table:table-cell office:value-type="float" office:value="1739050986.382" calcext:value-type="float">
            <text:p>1739050986.3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4]-[.A64]" office:value-type="float" office:value="1.8439998626709" calcext:value-type="float">
            <text:p>1.8439998626709</text:p>
          </table:table-cell>
          <table:table-cell/>
          <table:table-cell table:formula="of:=[.H64] - [.$H$250]" office:value-type="float" office:value="1.13299989700317" calcext:value-type="float">
            <text:p>1.1329998970031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88.772" calcext:value-type="float">
            <text:p>1739050988.772</text:p>
          </table:table-cell>
          <table:table-cell office:value-type="float" office:value="1739050992.006" calcext:value-type="float">
            <text:p>1739050992.0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5]-[.A65]" office:value-type="float" office:value="3.23399996757507" calcext:value-type="float">
            <text:p>3.23399996757507</text:p>
          </table:table-cell>
          <table:table-cell/>
          <table:table-cell table:formula="of:=[.H65] - [.$H$250]" office:value-type="float" office:value="2.52300000190735" calcext:value-type="float">
            <text:p>2.5230000019073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0.605" calcext:value-type="float">
            <text:p>1739050990.605</text:p>
          </table:table-cell>
          <table:table-cell office:value-type="float" office:value="1739050992.376" calcext:value-type="float">
            <text:p>1739050992.3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6]-[.A66]" office:value-type="float" office:value="1.77099990844727" calcext:value-type="float">
            <text:p>1.77099990844727</text:p>
          </table:table-cell>
          <table:table-cell/>
          <table:table-cell table:formula="of:=[.H66] - [.$H$250]" office:value-type="float" office:value="1.05999994277954" calcext:value-type="float">
            <text:p>1.0599999427795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0.938" calcext:value-type="float">
            <text:p>1739050990.938</text:p>
          </table:table-cell>
          <table:table-cell office:value-type="float" office:value="1739050992.751" calcext:value-type="float">
            <text:p>1739050992.7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7]-[.A67]" office:value-type="float" office:value="1.81299996376038" calcext:value-type="float">
            <text:p>1.81299996376038</text:p>
          </table:table-cell>
          <table:table-cell/>
          <table:table-cell table:formula="of:=[.H67] - [.$H$250]" office:value-type="float" office:value="1.10199999809265" calcext:value-type="float">
            <text:p>1.1019999980926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1.205" calcext:value-type="float">
            <text:p>1739050991.205</text:p>
          </table:table-cell>
          <table:table-cell office:value-type="float" office:value="1739050993.099" calcext:value-type="float">
            <text:p>1739050993.0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8]-[.A68]" office:value-type="float" office:value="1.89400005340576" calcext:value-type="float">
            <text:p>1.89400005340576</text:p>
          </table:table-cell>
          <table:table-cell/>
          <table:table-cell table:formula="of:=[.H68] - [.$H$250]" office:value-type="float" office:value="1.18300008773804" calcext:value-type="float">
            <text:p>1.1830000877380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1.938" calcext:value-type="float">
            <text:p>1739050991.938</text:p>
          </table:table-cell>
          <table:table-cell office:value-type="float" office:value="1739050994.07" calcext:value-type="float">
            <text:p>1739050994.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9]-[.A69]" office:value-type="float" office:value="2.13199996948242" calcext:value-type="float">
            <text:p>2.13199996948242</text:p>
          </table:table-cell>
          <table:table-cell/>
          <table:table-cell table:formula="of:=[.H69] - [.$H$250]" office:value-type="float" office:value="1.4210000038147" calcext:value-type="float">
            <text:p>1.421000003814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5.238" calcext:value-type="float">
            <text:p>1739050995.238</text:p>
          </table:table-cell>
          <table:table-cell office:value-type="float" office:value="1739050997.603" calcext:value-type="float">
            <text:p>1739050997.6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0]-[.A70]" office:value-type="float" office:value="2.36500000953674" calcext:value-type="float">
            <text:p>2.36500000953674</text:p>
          </table:table-cell>
          <table:table-cell/>
          <table:table-cell table:formula="of:=[.H70] - [.$H$250]" office:value-type="float" office:value="1.65400004386902" calcext:value-type="float">
            <text:p>1.6540000438690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6.272" calcext:value-type="float">
            <text:p>1739050996.272</text:p>
          </table:table-cell>
          <table:table-cell office:value-type="float" office:value="1739050997.92" calcext:value-type="float">
            <text:p>1739050997.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1]-[.A71]" office:value-type="float" office:value="1.64800000190735" calcext:value-type="float">
            <text:p>1.64800000190735</text:p>
          </table:table-cell>
          <table:table-cell/>
          <table:table-cell table:formula="of:=[.H71] - [.$H$250]" office:value-type="float" office:value="0.937000036239624" calcext:value-type="float">
            <text:p>0.93700003623962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0998.105" calcext:value-type="float">
            <text:p>1739050998.105</text:p>
          </table:table-cell>
          <table:table-cell office:value-type="float" office:value="1739051002.83" calcext:value-type="float">
            <text:p>1739051002.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2]-[.A72]" office:value-type="float" office:value="4.72499990463257" calcext:value-type="float">
            <text:p>4.72499990463257</text:p>
          </table:table-cell>
          <table:table-cell/>
          <table:table-cell table:formula="of:=[.H72] - [.$H$250]" office:value-type="float" office:value="4.01399993896484" calcext:value-type="float">
            <text:p>4.0139999389648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02.005" calcext:value-type="float">
            <text:p>1739051002.005</text:p>
          </table:table-cell>
          <table:table-cell office:value-type="float" office:value="1739051004.096" calcext:value-type="float">
            <text:p>1739051004.0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3]-[.A73]" office:value-type="float" office:value="2.09099984169006" calcext:value-type="float">
            <text:p>2.09099984169006</text:p>
          </table:table-cell>
          <table:table-cell/>
          <table:table-cell table:formula="of:=[.H73] - [.$H$250]" office:value-type="float" office:value="1.37999987602234" calcext:value-type="float">
            <text:p>1.3799998760223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02.238" calcext:value-type="float">
            <text:p>1739051002.238</text:p>
          </table:table-cell>
          <table:table-cell office:value-type="float" office:value="1739051004.422" calcext:value-type="float">
            <text:p>1739051004.4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4]-[.A74]" office:value-type="float" office:value="2.18400001525879" calcext:value-type="float">
            <text:p>2.18400001525879</text:p>
          </table:table-cell>
          <table:table-cell/>
          <table:table-cell table:formula="of:=[.H74] - [.$H$250]" office:value-type="float" office:value="1.47300004959106" calcext:value-type="float">
            <text:p>1.4730000495910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08.405" calcext:value-type="float">
            <text:p>1739051008.405</text:p>
          </table:table-cell>
          <table:table-cell office:value-type="float" office:value="1739051010.097" calcext:value-type="float">
            <text:p>1739051010.0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5]-[.A75]" office:value-type="float" office:value="1.69199991226196" calcext:value-type="float">
            <text:p>1.69199991226196</text:p>
          </table:table-cell>
          <table:table-cell/>
          <table:table-cell table:formula="of:=[.H75] - [.$H$250]" office:value-type="float" office:value="0.980999946594238" calcext:value-type="float">
            <text:p>0.98099994659423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08.572" calcext:value-type="float">
            <text:p>1739051008.572</text:p>
          </table:table-cell>
          <table:table-cell office:value-type="float" office:value="1739051012.346" calcext:value-type="float">
            <text:p>1739051012.3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6]-[.A76]" office:value-type="float" office:value="3.7739999294281" calcext:value-type="float">
            <text:p>3.7739999294281</text:p>
          </table:table-cell>
          <table:table-cell/>
          <table:table-cell table:formula="of:=[.H76] - [.$H$250]" office:value-type="float" office:value="3.06299996376038" calcext:value-type="float">
            <text:p>3.0629999637603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13.372" calcext:value-type="float">
            <text:p>1739051013.372</text:p>
          </table:table-cell>
          <table:table-cell office:value-type="float" office:value="1739051015.287" calcext:value-type="float">
            <text:p>1739051015.2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7]-[.A77]" office:value-type="float" office:value="1.91499996185303" calcext:value-type="float">
            <text:p>1.91499996185303</text:p>
          </table:table-cell>
          <table:table-cell/>
          <table:table-cell table:formula="of:=[.H77] - [.$H$250]" office:value-type="float" office:value="1.2039999961853" calcext:value-type="float">
            <text:p>1.203999996185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13.405" calcext:value-type="float">
            <text:p>1739051013.405</text:p>
          </table:table-cell>
          <table:table-cell office:value-type="float" office:value="1739051015.608" calcext:value-type="float">
            <text:p>1739051015.6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8]-[.A78]" office:value-type="float" office:value="2.20300006866455" calcext:value-type="float">
            <text:p>2.20300006866455</text:p>
          </table:table-cell>
          <table:table-cell/>
          <table:table-cell table:formula="of:=[.H78] - [.$H$250]" office:value-type="float" office:value="1.49200010299683" calcext:value-type="float">
            <text:p>1.4920001029968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17.672" calcext:value-type="float">
            <text:p>1739051017.672</text:p>
          </table:table-cell>
          <table:table-cell office:value-type="float" office:value="1739051019.562" calcext:value-type="float">
            <text:p>1739051019.5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9]-[.A79]" office:value-type="float" office:value="1.89000010490417" calcext:value-type="float">
            <text:p>1.89000010490417</text:p>
          </table:table-cell>
          <table:table-cell/>
          <table:table-cell table:formula="of:=[.H79] - [.$H$250]" office:value-type="float" office:value="1.17900013923645" calcext:value-type="float">
            <text:p>1.1790001392364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17.705" calcext:value-type="float">
            <text:p>1739051017.705</text:p>
          </table:table-cell>
          <table:table-cell office:value-type="float" office:value="1739051019.857" calcext:value-type="float">
            <text:p>1739051019.8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0]-[.A80]" office:value-type="float" office:value="2.15200018882751" calcext:value-type="float">
            <text:p>2.15200018882751</text:p>
          </table:table-cell>
          <table:table-cell/>
          <table:table-cell table:formula="of:=[.H80] - [.$H$250]" office:value-type="float" office:value="1.44100022315979" calcext:value-type="float">
            <text:p>1.4410002231597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19.005" calcext:value-type="float">
            <text:p>1739051019.005</text:p>
          </table:table-cell>
          <table:table-cell office:value-type="float" office:value="1739051021.194" calcext:value-type="float">
            <text:p>1739051021.1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1]-[.A81]" office:value-type="float" office:value="2.18899989128113" calcext:value-type="float">
            <text:p>2.18899989128113</text:p>
          </table:table-cell>
          <table:table-cell/>
          <table:table-cell table:formula="of:=[.H81] - [.$H$250]" office:value-type="float" office:value="1.4779999256134" calcext:value-type="float">
            <text:p>1.477999925613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0.505" calcext:value-type="float">
            <text:p>1739051020.505</text:p>
          </table:table-cell>
          <table:table-cell office:value-type="float" office:value="1739051022.225" calcext:value-type="float">
            <text:p>1739051022.2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2]-[.A82]" office:value-type="float" office:value="1.71999979019165" calcext:value-type="float">
            <text:p>1.71999979019165</text:p>
          </table:table-cell>
          <table:table-cell/>
          <table:table-cell table:formula="of:=[.H82] - [.$H$250]" office:value-type="float" office:value="1.00899982452393" calcext:value-type="float">
            <text:p>1.0089998245239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0.872" calcext:value-type="float">
            <text:p>1739051020.872</text:p>
          </table:table-cell>
          <table:table-cell office:value-type="float" office:value="1739051022.6" calcext:value-type="float">
            <text:p>1739051022.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3]-[.A83]" office:value-type="float" office:value="1.7279999256134" calcext:value-type="float">
            <text:p>1.7279999256134</text:p>
          </table:table-cell>
          <table:table-cell/>
          <table:table-cell table:formula="of:=[.H83] - [.$H$250]" office:value-type="float" office:value="1.01699995994568" calcext:value-type="float">
            <text:p>1.0169999599456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2.738" calcext:value-type="float">
            <text:p>1739051022.738</text:p>
          </table:table-cell>
          <table:table-cell office:value-type="float" office:value="1739051024.327" calcext:value-type="float">
            <text:p>1739051024.3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4]-[.A84]" office:value-type="float" office:value="1.58899998664856" calcext:value-type="float">
            <text:p>1.58899998664856</text:p>
          </table:table-cell>
          <table:table-cell/>
          <table:table-cell table:formula="of:=[.H84] - [.$H$250]" office:value-type="float" office:value="0.878000020980834" calcext:value-type="float">
            <text:p>0.87800002098083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3.005" calcext:value-type="float">
            <text:p>1739051023.005</text:p>
          </table:table-cell>
          <table:table-cell office:value-type="float" office:value="1739051024.798" calcext:value-type="float">
            <text:p>1739051024.7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5]-[.A85]" office:value-type="float" office:value="1.79299998283386" calcext:value-type="float">
            <text:p>1.79299998283386</text:p>
          </table:table-cell>
          <table:table-cell/>
          <table:table-cell table:formula="of:=[.H85] - [.$H$250]" office:value-type="float" office:value="1.08200001716614" calcext:value-type="float">
            <text:p>1.0820000171661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4.738" calcext:value-type="float">
            <text:p>1739051024.738</text:p>
          </table:table-cell>
          <table:table-cell office:value-type="float" office:value="1739051026.429" calcext:value-type="float">
            <text:p>1739051026.4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6]-[.A86]" office:value-type="float" office:value="1.69099998474121" calcext:value-type="float">
            <text:p>1.69099998474121</text:p>
          </table:table-cell>
          <table:table-cell/>
          <table:table-cell table:formula="of:=[.H86] - [.$H$250]" office:value-type="float" office:value="0.980000019073486" calcext:value-type="float">
            <text:p>0.9800000190734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5.172" calcext:value-type="float">
            <text:p>1739051025.172</text:p>
          </table:table-cell>
          <table:table-cell office:value-type="float" office:value="1739051026.772" calcext:value-type="float">
            <text:p>1739051026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7]-[.A87]" office:value-type="float" office:value="1.60000014305115" calcext:value-type="float">
            <text:p>1.60000014305115</text:p>
          </table:table-cell>
          <table:table-cell/>
          <table:table-cell table:formula="of:=[.H87] - [.$H$250]" office:value-type="float" office:value="0.889000177383422" calcext:value-type="float">
            <text:p>0.88900017738342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7.605" calcext:value-type="float">
            <text:p>1739051027.605</text:p>
          </table:table-cell>
          <table:table-cell office:value-type="float" office:value="1739051029.406" calcext:value-type="float">
            <text:p>1739051029.4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8]-[.A88]" office:value-type="float" office:value="1.80099987983704" calcext:value-type="float">
            <text:p>1.80099987983704</text:p>
          </table:table-cell>
          <table:table-cell/>
          <table:table-cell table:formula="of:=[.H88] - [.$H$250]" office:value-type="float" office:value="1.08999991416931" calcext:value-type="float">
            <text:p>1.0899999141693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8.005" calcext:value-type="float">
            <text:p>1739051028.005</text:p>
          </table:table-cell>
          <table:table-cell office:value-type="float" office:value="1739051029.717" calcext:value-type="float">
            <text:p>1739051029.7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9]-[.A89]" office:value-type="float" office:value="1.71199989318848" calcext:value-type="float">
            <text:p>1.71199989318848</text:p>
          </table:table-cell>
          <table:table-cell/>
          <table:table-cell table:formula="of:=[.H89] - [.$H$250]" office:value-type="float" office:value="1.00099992752075" calcext:value-type="float">
            <text:p>1.0009999275207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8.505" calcext:value-type="float">
            <text:p>1739051028.505</text:p>
          </table:table-cell>
          <table:table-cell office:value-type="float" office:value="1739051030.017" calcext:value-type="float">
            <text:p>1739051030.0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0]-[.A90]" office:value-type="float" office:value="1.51199984550476" calcext:value-type="float">
            <text:p>1.51199984550476</text:p>
          </table:table-cell>
          <table:table-cell/>
          <table:table-cell table:formula="of:=[.H90] - [.$H$250]" office:value-type="float" office:value="0.800999879837036" calcext:value-type="float">
            <text:p>0.80099987983703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8.738" calcext:value-type="float">
            <text:p>1739051028.738</text:p>
          </table:table-cell>
          <table:table-cell office:value-type="float" office:value="1739051030.322" calcext:value-type="float">
            <text:p>1739051030.3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1]-[.A91]" office:value-type="float" office:value="1.58400011062622" calcext:value-type="float">
            <text:p>1.58400011062622</text:p>
          </table:table-cell>
          <table:table-cell/>
          <table:table-cell table:formula="of:=[.H91] - [.$H$250]" office:value-type="float" office:value="0.873000144958496" calcext:value-type="float">
            <text:p>0.87300014495849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9.005" calcext:value-type="float">
            <text:p>1739051029.005</text:p>
          </table:table-cell>
          <table:table-cell office:value-type="float" office:value="1739051030.663" calcext:value-type="float">
            <text:p>1739051030.6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2]-[.A92]" office:value-type="float" office:value="1.65799999237061" calcext:value-type="float">
            <text:p>1.65799999237061</text:p>
          </table:table-cell>
          <table:table-cell/>
          <table:table-cell table:formula="of:=[.H92] - [.$H$250]" office:value-type="float" office:value="0.94700002670288" calcext:value-type="float">
            <text:p>0.9470000267028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9.372" calcext:value-type="float">
            <text:p>1739051029.372</text:p>
          </table:table-cell>
          <table:table-cell office:value-type="float" office:value="1739051033.927" calcext:value-type="float">
            <text:p>1739051033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3]-[.A93]" office:value-type="float" office:value="4.5550000667572" calcext:value-type="float">
            <text:p>4.5550000667572</text:p>
          </table:table-cell>
          <table:table-cell/>
          <table:table-cell table:formula="of:=[.H93] - [.$H$250]" office:value-type="float" office:value="3.84400010108948" calcext:value-type="float">
            <text:p>3.8440001010894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29.405" calcext:value-type="float">
            <text:p>1739051029.405</text:p>
          </table:table-cell>
          <table:table-cell office:value-type="float" office:value="1739051034.266" calcext:value-type="float">
            <text:p>1739051034.2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4]-[.A94]" office:value-type="float" office:value="4.86100006103516" calcext:value-type="float">
            <text:p>4.86100006103516</text:p>
          </table:table-cell>
          <table:table-cell/>
          <table:table-cell table:formula="of:=[.H94] - [.$H$250]" office:value-type="float" office:value="4.15000009536743" calcext:value-type="float">
            <text:p>4.1500000953674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2.772" calcext:value-type="float">
            <text:p>1739051032.772</text:p>
          </table:table-cell>
          <table:table-cell office:value-type="float" office:value="1739051034.638" calcext:value-type="float">
            <text:p>1739051034.6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5]-[.A95]" office:value-type="float" office:value="1.8659999370575" calcext:value-type="float">
            <text:p>1.8659999370575</text:p>
          </table:table-cell>
          <table:table-cell/>
          <table:table-cell table:formula="of:=[.H95] - [.$H$250]" office:value-type="float" office:value="1.15499997138977" calcext:value-type="float">
            <text:p>1.1549999713897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3.372" calcext:value-type="float">
            <text:p>1739051033.372</text:p>
          </table:table-cell>
          <table:table-cell office:value-type="float" office:value="1739051034.962" calcext:value-type="float">
            <text:p>1739051034.9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6]-[.A96]" office:value-type="float" office:value="1.58999991416931" calcext:value-type="float">
            <text:p>1.58999991416931</text:p>
          </table:table-cell>
          <table:table-cell/>
          <table:table-cell table:formula="of:=[.H96] - [.$H$250]" office:value-type="float" office:value="0.878999948501586" calcext:value-type="float">
            <text:p>0.8789999485015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3.672" calcext:value-type="float">
            <text:p>1739051033.672</text:p>
          </table:table-cell>
          <table:table-cell office:value-type="float" office:value="1739051035.275" calcext:value-type="float">
            <text:p>1739051035.2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7]-[.A97]" office:value-type="float" office:value="1.60300016403198" calcext:value-type="float">
            <text:p>1.60300016403198</text:p>
          </table:table-cell>
          <table:table-cell/>
          <table:table-cell table:formula="of:=[.H97] - [.$H$250]" office:value-type="float" office:value="0.892000198364257" calcext:value-type="float">
            <text:p>0.89200019836425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3.905" calcext:value-type="float">
            <text:p>1739051033.905</text:p>
          </table:table-cell>
          <table:table-cell office:value-type="float" office:value="1739051035.598" calcext:value-type="float">
            <text:p>1739051035.5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8]-[.A98]" office:value-type="float" office:value="1.69300007820129" calcext:value-type="float">
            <text:p>1.69300007820129</text:p>
          </table:table-cell>
          <table:table-cell/>
          <table:table-cell table:formula="of:=[.H98] - [.$H$250]" office:value-type="float" office:value="0.982000112533569" calcext:value-type="float">
            <text:p>0.98200011253356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4.672" calcext:value-type="float">
            <text:p>1739051034.672</text:p>
          </table:table-cell>
          <table:table-cell office:value-type="float" office:value="1739051036.53" calcext:value-type="float">
            <text:p>1739051036.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9]-[.A99]" office:value-type="float" office:value="1.85800004005432" calcext:value-type="float">
            <text:p>1.85800004005432</text:p>
          </table:table-cell>
          <table:table-cell/>
          <table:table-cell table:formula="of:=[.H99] - [.$H$250]" office:value-type="float" office:value="1.1470000743866" calcext:value-type="float">
            <text:p>1.147000074386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5.605" calcext:value-type="float">
            <text:p>1739051035.605</text:p>
          </table:table-cell>
          <table:table-cell office:value-type="float" office:value="1739051037.503" calcext:value-type="float">
            <text:p>1739051037.5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0]-[.A100]" office:value-type="float" office:value="1.89800000190735" calcext:value-type="float">
            <text:p>1.89800000190735</text:p>
          </table:table-cell>
          <table:table-cell/>
          <table:table-cell table:formula="of:=[.H100] - [.$H$250]" office:value-type="float" office:value="1.18700003623962" calcext:value-type="float">
            <text:p>1.1870000362396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5.772" calcext:value-type="float">
            <text:p>1739051035.772</text:p>
          </table:table-cell>
          <table:table-cell office:value-type="float" office:value="1739051037.828" calcext:value-type="float">
            <text:p>1739051037.8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1]-[.A101]" office:value-type="float" office:value="2.05599999427795" calcext:value-type="float">
            <text:p>2.05599999427795</text:p>
          </table:table-cell>
          <table:table-cell/>
          <table:table-cell table:formula="of:=[.H101] - [.$H$250]" office:value-type="float" office:value="1.34500002861023" calcext:value-type="float">
            <text:p>1.3450000286102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36.172" calcext:value-type="float">
            <text:p>1739051036.172</text:p>
          </table:table-cell>
          <table:table-cell office:value-type="float" office:value="1739051038.141" calcext:value-type="float">
            <text:p>1739051038.1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2]-[.A102]" office:value-type="float" office:value="1.96900010108948" calcext:value-type="float">
            <text:p>1.96900010108948</text:p>
          </table:table-cell>
          <table:table-cell/>
          <table:table-cell table:formula="of:=[.H102] - [.$H$250]" office:value-type="float" office:value="1.25800013542175" calcext:value-type="float">
            <text:p>1.2580001354217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40.705" calcext:value-type="float">
            <text:p>1739051040.705</text:p>
          </table:table-cell>
          <table:table-cell office:value-type="float" office:value="1739051042.589" calcext:value-type="float">
            <text:p>1739051042.5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3]-[.A103]" office:value-type="float" office:value="1.88400006294251" calcext:value-type="float">
            <text:p>1.88400006294251</text:p>
          </table:table-cell>
          <table:table-cell/>
          <table:table-cell table:formula="of:=[.H103] - [.$H$250]" office:value-type="float" office:value="1.17300009727478" calcext:value-type="float">
            <text:p>1.1730000972747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41.205" calcext:value-type="float">
            <text:p>1739051041.205</text:p>
          </table:table-cell>
          <table:table-cell office:value-type="float" office:value="1739051042.828" calcext:value-type="float">
            <text:p>1739051042.8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4]-[.A104]" office:value-type="float" office:value="1.6230001449585" calcext:value-type="float">
            <text:p>1.6230001449585</text:p>
          </table:table-cell>
          <table:table-cell/>
          <table:table-cell table:formula="of:=[.H104] - [.$H$250]" office:value-type="float" office:value="0.912000179290771" calcext:value-type="float">
            <text:p>0.91200017929077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42.905" calcext:value-type="float">
            <text:p>1739051042.905</text:p>
          </table:table-cell>
          <table:table-cell office:value-type="float" office:value="1739051044.478" calcext:value-type="float">
            <text:p>1739051044.4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5]-[.A105]" office:value-type="float" office:value="1.57299995422363" calcext:value-type="float">
            <text:p>1.57299995422363</text:p>
          </table:table-cell>
          <table:table-cell/>
          <table:table-cell table:formula="of:=[.H105] - [.$H$250]" office:value-type="float" office:value="0.861999988555908" calcext:value-type="float">
            <text:p>0.86199998855590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43.205" calcext:value-type="float">
            <text:p>1739051043.205</text:p>
          </table:table-cell>
          <table:table-cell office:value-type="float" office:value="1739051045.469" calcext:value-type="float">
            <text:p>1739051045.4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6]-[.A106]" office:value-type="float" office:value="2.26400017738342" calcext:value-type="float">
            <text:p>2.26400017738342</text:p>
          </table:table-cell>
          <table:table-cell/>
          <table:table-cell table:formula="of:=[.H106] - [.$H$250]" office:value-type="float" office:value="1.5530002117157" calcext:value-type="float">
            <text:p>1.553000211715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44.339" calcext:value-type="float">
            <text:p>1739051044.339</text:p>
          </table:table-cell>
          <table:table-cell office:value-type="float" office:value="1739051046.92" calcext:value-type="float">
            <text:p>1739051046.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7]-[.A107]" office:value-type="float" office:value="2.58100008964539" calcext:value-type="float">
            <text:p>2.58100008964539</text:p>
          </table:table-cell>
          <table:table-cell/>
          <table:table-cell table:formula="of:=[.H107] - [.$H$250]" office:value-type="float" office:value="1.87000012397766" calcext:value-type="float">
            <text:p>1.8700001239776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44.539" calcext:value-type="float">
            <text:p>1739051044.539</text:p>
          </table:table-cell>
          <table:table-cell office:value-type="float" office:value="1739051047.115" calcext:value-type="float">
            <text:p>1739051047.1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8]-[.A108]" office:value-type="float" office:value="2.57599997520447" calcext:value-type="float">
            <text:p>2.57599997520447</text:p>
          </table:table-cell>
          <table:table-cell/>
          <table:table-cell table:formula="of:=[.H108] - [.$H$250]" office:value-type="float" office:value="1.86500000953674" calcext:value-type="float">
            <text:p>1.8650000095367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0.572" calcext:value-type="float">
            <text:p>1739051050.572</text:p>
          </table:table-cell>
          <table:table-cell office:value-type="float" office:value="1739051052.326" calcext:value-type="float">
            <text:p>1739051052.3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9]-[.A109]" office:value-type="float" office:value="1.75399994850159" calcext:value-type="float">
            <text:p>1.75399994850159</text:p>
          </table:table-cell>
          <table:table-cell/>
          <table:table-cell table:formula="of:=[.H109] - [.$H$250]" office:value-type="float" office:value="1.04299998283386" calcext:value-type="float">
            <text:p>1.042999982833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0.605" calcext:value-type="float">
            <text:p>1739051050.605</text:p>
          </table:table-cell>
          <table:table-cell office:value-type="float" office:value="1739051052.641" calcext:value-type="float">
            <text:p>1739051052.6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0]-[.A110]" office:value-type="float" office:value="2.03600001335144" calcext:value-type="float">
            <text:p>2.03600001335144</text:p>
          </table:table-cell>
          <table:table-cell/>
          <table:table-cell table:formula="of:=[.H110] - [.$H$250]" office:value-type="float" office:value="1.32500004768372" calcext:value-type="float">
            <text:p>1.3250000476837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2.739" calcext:value-type="float">
            <text:p>1739051052.739</text:p>
          </table:table-cell>
          <table:table-cell office:value-type="float" office:value="1739051054.727" calcext:value-type="float">
            <text:p>1739051054.7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1]-[.A111]" office:value-type="float" office:value="1.98799991607666" calcext:value-type="float">
            <text:p>1.98799991607666</text:p>
          </table:table-cell>
          <table:table-cell/>
          <table:table-cell table:formula="of:=[.H111] - [.$H$250]" office:value-type="float" office:value="1.27699995040894" calcext:value-type="float">
            <text:p>1.2769999504089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3.372" calcext:value-type="float">
            <text:p>1739051053.372</text:p>
          </table:table-cell>
          <table:table-cell office:value-type="float" office:value="1739051055.033" calcext:value-type="float">
            <text:p>1739051055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2]-[.A112]" office:value-type="float" office:value="1.66100001335144" calcext:value-type="float">
            <text:p>1.66100001335144</text:p>
          </table:table-cell>
          <table:table-cell/>
          <table:table-cell table:formula="of:=[.H112] - [.$H$250]" office:value-type="float" office:value="0.950000047683715" calcext:value-type="float">
            <text:p>0.95000004768371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5.339" calcext:value-type="float">
            <text:p>1739051055.339</text:p>
          </table:table-cell>
          <table:table-cell office:value-type="float" office:value="1739051057.834" calcext:value-type="float">
            <text:p>1739051057.8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3]-[.A113]" office:value-type="float" office:value="2.49500012397766" calcext:value-type="float">
            <text:p>2.49500012397766</text:p>
          </table:table-cell>
          <table:table-cell/>
          <table:table-cell table:formula="of:=[.H113] - [.$H$250]" office:value-type="float" office:value="1.78400015830994" calcext:value-type="float">
            <text:p>1.7840001583099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6.472" calcext:value-type="float">
            <text:p>1739051056.472</text:p>
          </table:table-cell>
          <table:table-cell office:value-type="float" office:value="1739051058.145" calcext:value-type="float">
            <text:p>1739051058.1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4]-[.A114]" office:value-type="float" office:value="1.67300009727478" calcext:value-type="float">
            <text:p>1.67300009727478</text:p>
          </table:table-cell>
          <table:table-cell/>
          <table:table-cell table:formula="of:=[.H114] - [.$H$250]" office:value-type="float" office:value="0.962000131607055" calcext:value-type="float">
            <text:p>0.96200013160705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56.605" calcext:value-type="float">
            <text:p>1739051056.605</text:p>
          </table:table-cell>
          <table:table-cell office:value-type="float" office:value="1739051058.475" calcext:value-type="float">
            <text:p>1739051058.4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5]-[.A115]" office:value-type="float" office:value="1.86999988555908" calcext:value-type="float">
            <text:p>1.86999988555908</text:p>
          </table:table-cell>
          <table:table-cell/>
          <table:table-cell table:formula="of:=[.H115] - [.$H$250]" office:value-type="float" office:value="1.15899991989136" calcext:value-type="float">
            <text:p>1.1589999198913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0.939" calcext:value-type="float">
            <text:p>1739051060.939</text:p>
          </table:table-cell>
          <table:table-cell office:value-type="float" office:value="1739051062.649" calcext:value-type="float">
            <text:p>1739051062.6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6]-[.A116]" office:value-type="float" office:value="1.71000003814697" calcext:value-type="float">
            <text:p>1.71000003814697</text:p>
          </table:table-cell>
          <table:table-cell/>
          <table:table-cell table:formula="of:=[.H116] - [.$H$250]" office:value-type="float" office:value="0.999000072479248" calcext:value-type="float">
            <text:p>0.99900007247924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1.305" calcext:value-type="float">
            <text:p>1739051061.305</text:p>
          </table:table-cell>
          <table:table-cell office:value-type="float" office:value="1739051062.934" calcext:value-type="float">
            <text:p>1739051062.9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7]-[.A117]" office:value-type="float" office:value="1.62899994850159" calcext:value-type="float">
            <text:p>1.62899994850159</text:p>
          </table:table-cell>
          <table:table-cell/>
          <table:table-cell table:formula="of:=[.H117] - [.$H$250]" office:value-type="float" office:value="0.917999982833862" calcext:value-type="float">
            <text:p>0.91799998283386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2.039" calcext:value-type="float">
            <text:p>1739051062.039</text:p>
          </table:table-cell>
          <table:table-cell office:value-type="float" office:value="1739051064.091" calcext:value-type="float">
            <text:p>1739051064.0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8]-[.A118]" office:value-type="float" office:value="2.05200004577637" calcext:value-type="float">
            <text:p>2.05200004577637</text:p>
          </table:table-cell>
          <table:table-cell/>
          <table:table-cell table:formula="of:=[.H118] - [.$H$250]" office:value-type="float" office:value="1.34100008010864" calcext:value-type="float">
            <text:p>1.3410000801086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2.772" calcext:value-type="float">
            <text:p>1739051062.772</text:p>
          </table:table-cell>
          <table:table-cell office:value-type="float" office:value="1739051065.963" calcext:value-type="float">
            <text:p>1739051065.9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9]-[.A119]" office:value-type="float" office:value="3.19099998474121" calcext:value-type="float">
            <text:p>3.19099998474121</text:p>
          </table:table-cell>
          <table:table-cell/>
          <table:table-cell table:formula="of:=[.H119] - [.$H$250]" office:value-type="float" office:value="2.48000001907349" calcext:value-type="float">
            <text:p>2.4800000190734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3.005" calcext:value-type="float">
            <text:p>1739051063.005</text:p>
          </table:table-cell>
          <table:table-cell office:value-type="float" office:value="1739051066.269" calcext:value-type="float">
            <text:p>1739051066.2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0]-[.A120]" office:value-type="float" office:value="3.26399993896484" calcext:value-type="float">
            <text:p>3.26399993896484</text:p>
          </table:table-cell>
          <table:table-cell/>
          <table:table-cell table:formula="of:=[.H120] - [.$H$250]" office:value-type="float" office:value="2.55299997329712" calcext:value-type="float">
            <text:p>2.5529999732971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4.872" calcext:value-type="float">
            <text:p>1739051064.872</text:p>
          </table:table-cell>
          <table:table-cell office:value-type="float" office:value="1739051066.56" calcext:value-type="float">
            <text:p>1739051066.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1]-[.A121]" office:value-type="float" office:value="1.68799996376038" calcext:value-type="float">
            <text:p>1.68799996376038</text:p>
          </table:table-cell>
          <table:table-cell/>
          <table:table-cell table:formula="of:=[.H121] - [.$H$250]" office:value-type="float" office:value="0.976999998092651" calcext:value-type="float">
            <text:p>0.97699999809265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5.539" calcext:value-type="float">
            <text:p>1739051065.539</text:p>
          </table:table-cell>
          <table:table-cell office:value-type="float" office:value="1739051067.424" calcext:value-type="float">
            <text:p>1739051067.4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2]-[.A122]" office:value-type="float" office:value="1.88499999046326" calcext:value-type="float">
            <text:p>1.88499999046326</text:p>
          </table:table-cell>
          <table:table-cell/>
          <table:table-cell table:formula="of:=[.H122] - [.$H$250]" office:value-type="float" office:value="1.17400002479553" calcext:value-type="float">
            <text:p>1.1740000247955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5.972" calcext:value-type="float">
            <text:p>1739051065.972</text:p>
          </table:table-cell>
          <table:table-cell office:value-type="float" office:value="1739051067.786" calcext:value-type="float">
            <text:p>1739051067.7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3]-[.A123]" office:value-type="float" office:value="1.81400012969971" calcext:value-type="float">
            <text:p>1.81400012969971</text:p>
          </table:table-cell>
          <table:table-cell/>
          <table:table-cell table:formula="of:=[.H123] - [.$H$250]" office:value-type="float" office:value="1.10300016403198" calcext:value-type="float">
            <text:p>1.1030001640319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6.039" calcext:value-type="float">
            <text:p>1739051066.039</text:p>
          </table:table-cell>
          <table:table-cell office:value-type="float" office:value="1739051068.107" calcext:value-type="float">
            <text:p>1739051068.1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4]-[.A124]" office:value-type="float" office:value="2.06800007820129" calcext:value-type="float">
            <text:p>2.06800007820129</text:p>
          </table:table-cell>
          <table:table-cell/>
          <table:table-cell table:formula="of:=[.H124] - [.$H$250]" office:value-type="float" office:value="1.35700011253357" calcext:value-type="float">
            <text:p>1.3570001125335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7.405" calcext:value-type="float">
            <text:p>1739051067.405</text:p>
          </table:table-cell>
          <table:table-cell office:value-type="float" office:value="1739051069.079" calcext:value-type="float">
            <text:p>1739051069.0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5]-[.A125]" office:value-type="float" office:value="1.67400002479553" calcext:value-type="float">
            <text:p>1.67400002479553</text:p>
          </table:table-cell>
          <table:table-cell/>
          <table:table-cell table:formula="of:=[.H125] - [.$H$250]" office:value-type="float" office:value="0.963000059127807" calcext:value-type="float">
            <text:p>0.96300005912780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7.772" calcext:value-type="float">
            <text:p>1739051067.772</text:p>
          </table:table-cell>
          <table:table-cell office:value-type="float" office:value="1739051071.962" calcext:value-type="float">
            <text:p>1739051071.9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6]-[.A126]" office:value-type="float" office:value="4.18999981880188" calcext:value-type="float">
            <text:p>4.18999981880188</text:p>
          </table:table-cell>
          <table:table-cell/>
          <table:table-cell table:formula="of:=[.H126] - [.$H$250]" office:value-type="float" office:value="3.47899985313415" calcext:value-type="float">
            <text:p>3.4789998531341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68.139" calcext:value-type="float">
            <text:p>1739051068.139</text:p>
          </table:table-cell>
          <table:table-cell office:value-type="float" office:value="1739051072.259" calcext:value-type="float">
            <text:p>1739051072.2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7]-[.A127]" office:value-type="float" office:value="4.12000012397766" calcext:value-type="float">
            <text:p>4.12000012397766</text:p>
          </table:table-cell>
          <table:table-cell/>
          <table:table-cell table:formula="of:=[.H127] - [.$H$250]" office:value-type="float" office:value="3.40900015830994" calcext:value-type="float">
            <text:p>3.4090001583099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74.505" calcext:value-type="float">
            <text:p>1739051074.505</text:p>
          </table:table-cell>
          <table:table-cell office:value-type="float" office:value="1739051078.377" calcext:value-type="float">
            <text:p>1739051078.3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8]-[.A128]" office:value-type="float" office:value="3.87199997901917" calcext:value-type="float">
            <text:p>3.87199997901917</text:p>
          </table:table-cell>
          <table:table-cell/>
          <table:table-cell table:formula="of:=[.H128] - [.$H$250]" office:value-type="float" office:value="3.16100001335144" calcext:value-type="float">
            <text:p>3.1610000133514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74.572" calcext:value-type="float">
            <text:p>1739051074.572</text:p>
          </table:table-cell>
          <table:table-cell office:value-type="float" office:value="1739051078.66" calcext:value-type="float">
            <text:p>1739051078.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9]-[.A129]" office:value-type="float" office:value="4.08800005912781" calcext:value-type="float">
            <text:p>4.08800005912781</text:p>
          </table:table-cell>
          <table:table-cell/>
          <table:table-cell table:formula="of:=[.H129] - [.$H$250]" office:value-type="float" office:value="3.37700009346008" calcext:value-type="float">
            <text:p>3.3770000934600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77.839" calcext:value-type="float">
            <text:p>1739051077.839</text:p>
          </table:table-cell>
          <table:table-cell office:value-type="float" office:value="1739051082.589" calcext:value-type="float">
            <text:p>1739051082.5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0]-[.A130]" office:value-type="float" office:value="4.75" calcext:value-type="float">
            <text:p>4.75</text:p>
          </table:table-cell>
          <table:table-cell/>
          <table:table-cell table:formula="of:=[.H130] - [.$H$250]" office:value-type="float" office:value="4.03900003433228" calcext:value-type="float">
            <text:p>4.0390000343322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77.905" calcext:value-type="float">
            <text:p>1739051077.905</text:p>
          </table:table-cell>
          <table:table-cell office:value-type="float" office:value="1739051082.864" calcext:value-type="float">
            <text:p>1739051082.8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1]-[.A131]" office:value-type="float" office:value="4.95900011062622" calcext:value-type="float">
            <text:p>4.95900011062622</text:p>
          </table:table-cell>
          <table:table-cell/>
          <table:table-cell table:formula="of:=[.H131] - [.$H$250]" office:value-type="float" office:value="4.2480001449585" calcext:value-type="float">
            <text:p>4.248000144958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2.405" calcext:value-type="float">
            <text:p>1739051082.405</text:p>
          </table:table-cell>
          <table:table-cell office:value-type="float" office:value="1739051084.146" calcext:value-type="float">
            <text:p>1739051084.1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2]-[.A132]" office:value-type="float" office:value="1.7409999370575" calcext:value-type="float">
            <text:p>1.7409999370575</text:p>
          </table:table-cell>
          <table:table-cell/>
          <table:table-cell table:formula="of:=[.H132] - [.$H$250]" office:value-type="float" office:value="1.02999997138977" calcext:value-type="float">
            <text:p>1.0299999713897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2.472" calcext:value-type="float">
            <text:p>1739051082.472</text:p>
          </table:table-cell>
          <table:table-cell office:value-type="float" office:value="1739051084.435" calcext:value-type="float">
            <text:p>1739051084.4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3]-[.A133]" office:value-type="float" office:value="1.96300005912781" calcext:value-type="float">
            <text:p>1.96300005912781</text:p>
          </table:table-cell>
          <table:table-cell/>
          <table:table-cell table:formula="of:=[.H133] - [.$H$250]" office:value-type="float" office:value="1.25200009346008" calcext:value-type="float">
            <text:p>1.2520000934600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3.005" calcext:value-type="float">
            <text:p>1739051083.005</text:p>
          </table:table-cell>
          <table:table-cell office:value-type="float" office:value="1739051084.745" calcext:value-type="float">
            <text:p>1739051084.7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4]-[.A134]" office:value-type="float" office:value="1.73999977111816" calcext:value-type="float">
            <text:p>1.73999977111816</text:p>
          </table:table-cell>
          <table:table-cell/>
          <table:table-cell table:formula="of:=[.H134] - [.$H$250]" office:value-type="float" office:value="1.02899980545044" calcext:value-type="float">
            <text:p>1.0289998054504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3.272" calcext:value-type="float">
            <text:p>1739051083.272</text:p>
          </table:table-cell>
          <table:table-cell office:value-type="float" office:value="1739051085.016" calcext:value-type="float">
            <text:p>1739051085.0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5]-[.A135]" office:value-type="float" office:value="1.74399995803833" calcext:value-type="float">
            <text:p>1.74399995803833</text:p>
          </table:table-cell>
          <table:table-cell/>
          <table:table-cell table:formula="of:=[.H135] - [.$H$250]" office:value-type="float" office:value="1.03299999237061" calcext:value-type="float">
            <text:p>1.0329999923706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3.772" calcext:value-type="float">
            <text:p>1739051083.772</text:p>
          </table:table-cell>
          <table:table-cell office:value-type="float" office:value="1739051085.317" calcext:value-type="float">
            <text:p>1739051085.3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6]-[.A136]" office:value-type="float" office:value="1.54499983787537" calcext:value-type="float">
            <text:p>1.54499983787537</text:p>
          </table:table-cell>
          <table:table-cell/>
          <table:table-cell table:formula="of:=[.H136] - [.$H$250]" office:value-type="float" office:value="0.833999872207641" calcext:value-type="float">
            <text:p>0.83399987220764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3.972" calcext:value-type="float">
            <text:p>1739051083.972</text:p>
          </table:table-cell>
          <table:table-cell office:value-type="float" office:value="1739051085.711" calcext:value-type="float">
            <text:p>1739051085.7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7]-[.A137]" office:value-type="float" office:value="1.73900008201599" calcext:value-type="float">
            <text:p>1.73900008201599</text:p>
          </table:table-cell>
          <table:table-cell/>
          <table:table-cell table:formula="of:=[.H137] - [.$H$250]" office:value-type="float" office:value="1.02800011634827" calcext:value-type="float">
            <text:p>1.0280001163482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4.705" calcext:value-type="float">
            <text:p>1739051084.705</text:p>
          </table:table-cell>
          <table:table-cell office:value-type="float" office:value="1739051086.428" calcext:value-type="float">
            <text:p>1739051086.4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8]-[.A138]" office:value-type="float" office:value="1.72300004959106" calcext:value-type="float">
            <text:p>1.72300004959106</text:p>
          </table:table-cell>
          <table:table-cell/>
          <table:table-cell table:formula="of:=[.H138] - [.$H$250]" office:value-type="float" office:value="1.01200008392334" calcext:value-type="float">
            <text:p>1.0120000839233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6.072" calcext:value-type="float">
            <text:p>1739051086.072</text:p>
          </table:table-cell>
          <table:table-cell office:value-type="float" office:value="1739051088.405" calcext:value-type="float">
            <text:p>1739051088.4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9]-[.A139]" office:value-type="float" office:value="2.33299994468689" calcext:value-type="float">
            <text:p>2.33299994468689</text:p>
          </table:table-cell>
          <table:table-cell/>
          <table:table-cell table:formula="of:=[.H139] - [.$H$250]" office:value-type="float" office:value="1.62199997901916" calcext:value-type="float">
            <text:p>1.6219999790191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6.105" calcext:value-type="float">
            <text:p>1739051086.105</text:p>
          </table:table-cell>
          <table:table-cell office:value-type="float" office:value="1739051088.719" calcext:value-type="float">
            <text:p>1739051088.7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0]-[.A140]" office:value-type="float" office:value="2.61400008201599" calcext:value-type="float">
            <text:p>2.61400008201599</text:p>
          </table:table-cell>
          <table:table-cell/>
          <table:table-cell table:formula="of:=[.H140] - [.$H$250]" office:value-type="float" office:value="1.90300011634827" calcext:value-type="float">
            <text:p>1.9030001163482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7.172" calcext:value-type="float">
            <text:p>1739051087.172</text:p>
          </table:table-cell>
          <table:table-cell office:value-type="float" office:value="1739051089.004" calcext:value-type="float">
            <text:p>1739051089.0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1]-[.A141]" office:value-type="float" office:value="1.83200001716614" calcext:value-type="float">
            <text:p>1.83200001716614</text:p>
          </table:table-cell>
          <table:table-cell/>
          <table:table-cell table:formula="of:=[.H141] - [.$H$250]" office:value-type="float" office:value="1.12100005149841" calcext:value-type="float">
            <text:p>1.1210000514984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88.505" calcext:value-type="float">
            <text:p>1739051088.505</text:p>
          </table:table-cell>
          <table:table-cell office:value-type="float" office:value="1739051091.482" calcext:value-type="float">
            <text:p>1739051091.4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2]-[.A142]" office:value-type="float" office:value="2.97699999809265" calcext:value-type="float">
            <text:p>2.97699999809265</text:p>
          </table:table-cell>
          <table:table-cell/>
          <table:table-cell table:formula="of:=[.H142] - [.$H$250]" office:value-type="float" office:value="2.26600003242493" calcext:value-type="float">
            <text:p>2.2660000324249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0.139" calcext:value-type="float">
            <text:p>1739051090.139</text:p>
          </table:table-cell>
          <table:table-cell office:value-type="float" office:value="1739051091.815" calcext:value-type="float">
            <text:p>1739051091.8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3]-[.A143]" office:value-type="float" office:value="1.67600011825562" calcext:value-type="float">
            <text:p>1.67600011825562</text:p>
          </table:table-cell>
          <table:table-cell/>
          <table:table-cell table:formula="of:=[.H143] - [.$H$250]" office:value-type="float" office:value="0.96500015258789" calcext:value-type="float">
            <text:p>0.9650001525878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0.572" calcext:value-type="float">
            <text:p>1739051090.572</text:p>
          </table:table-cell>
          <table:table-cell office:value-type="float" office:value="1739051092.115" calcext:value-type="float">
            <text:p>1739051092.1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4]-[.A144]" office:value-type="float" office:value="1.54299998283386" calcext:value-type="float">
            <text:p>1.54299998283386</text:p>
          </table:table-cell>
          <table:table-cell/>
          <table:table-cell table:formula="of:=[.H144] - [.$H$250]" office:value-type="float" office:value="0.832000017166137" calcext:value-type="float">
            <text:p>0.83200001716613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1.105" calcext:value-type="float">
            <text:p>1739051091.105</text:p>
          </table:table-cell>
          <table:table-cell office:value-type="float" office:value="1739051093.851" calcext:value-type="float">
            <text:p>1739051093.8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5]-[.A145]" office:value-type="float" office:value="2.74600005149841" calcext:value-type="float">
            <text:p>2.74600005149841</text:p>
          </table:table-cell>
          <table:table-cell/>
          <table:table-cell table:formula="of:=[.H145] - [.$H$250]" office:value-type="float" office:value="2.03500008583069" calcext:value-type="float">
            <text:p>2.0350000858306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2.572" calcext:value-type="float">
            <text:p>1739051092.572</text:p>
          </table:table-cell>
          <table:table-cell office:value-type="float" office:value="1739051094.216" calcext:value-type="float">
            <text:p>1739051094.2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6]-[.A146]" office:value-type="float" office:value="1.64400005340576" calcext:value-type="float">
            <text:p>1.64400005340576</text:p>
          </table:table-cell>
          <table:table-cell/>
          <table:table-cell table:formula="of:=[.H146] - [.$H$250]" office:value-type="float" office:value="0.933000087738037" calcext:value-type="float">
            <text:p>0.93300008773803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2.739" calcext:value-type="float">
            <text:p>1739051092.739</text:p>
          </table:table-cell>
          <table:table-cell office:value-type="float" office:value="1739051094.506" calcext:value-type="float">
            <text:p>1739051094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7]-[.A147]" office:value-type="float" office:value="1.76699995994568" calcext:value-type="float">
            <text:p>1.76699995994568</text:p>
          </table:table-cell>
          <table:table-cell/>
          <table:table-cell table:formula="of:=[.H147] - [.$H$250]" office:value-type="float" office:value="1.05599999427795" calcext:value-type="float">
            <text:p>1.0559999942779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4.172" calcext:value-type="float">
            <text:p>1739051094.172</text:p>
          </table:table-cell>
          <table:table-cell office:value-type="float" office:value="1739051095.918" calcext:value-type="float">
            <text:p>1739051095.9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8]-[.A148]" office:value-type="float" office:value="1.74600005149841" calcext:value-type="float">
            <text:p>1.74600005149841</text:p>
          </table:table-cell>
          <table:table-cell/>
          <table:table-cell table:formula="of:=[.H148] - [.$H$250]" office:value-type="float" office:value="1.03500008583069" calcext:value-type="float">
            <text:p>1.0350000858306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5.005" calcext:value-type="float">
            <text:p>1739051095.005</text:p>
          </table:table-cell>
          <table:table-cell office:value-type="float" office:value="1739051097.47" calcext:value-type="float">
            <text:p>1739051097.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9]-[.A149]" office:value-type="float" office:value="2.46499991416931" calcext:value-type="float">
            <text:p>2.46499991416931</text:p>
          </table:table-cell>
          <table:table-cell/>
          <table:table-cell table:formula="of:=[.H149] - [.$H$250]" office:value-type="float" office:value="1.75399994850159" calcext:value-type="float">
            <text:p>1.7539999485015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6.272" calcext:value-type="float">
            <text:p>1739051096.272</text:p>
          </table:table-cell>
          <table:table-cell office:value-type="float" office:value="1739051097.933" calcext:value-type="float">
            <text:p>1739051097.9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0]-[.A150]" office:value-type="float" office:value="1.66100001335144" calcext:value-type="float">
            <text:p>1.66100001335144</text:p>
          </table:table-cell>
          <table:table-cell/>
          <table:table-cell table:formula="of:=[.H150] - [.$H$250]" office:value-type="float" office:value="0.950000047683715" calcext:value-type="float">
            <text:p>0.95000004768371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8.072" calcext:value-type="float">
            <text:p>1739051098.072</text:p>
          </table:table-cell>
          <table:table-cell office:value-type="float" office:value="1739051099.286" calcext:value-type="float">
            <text:p>1739051099.2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1]-[.A151]" office:value-type="float" office:value="1.21399998664856" calcext:value-type="float">
            <text:p>1.21399998664856</text:p>
          </table:table-cell>
          <table:table-cell/>
          <table:table-cell table:formula="of:=[.H151] - [.$H$250]" office:value-type="float" office:value="0.503000020980835" calcext:value-type="float">
            <text:p>0.50300002098083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8.405" calcext:value-type="float">
            <text:p>1739051098.405</text:p>
          </table:table-cell>
          <table:table-cell office:value-type="float" office:value="1739051103.124" calcext:value-type="float">
            <text:p>1739051103.1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2]-[.A152]" office:value-type="float" office:value="4.71900010108948" calcext:value-type="float">
            <text:p>4.71900010108948</text:p>
          </table:table-cell>
          <table:table-cell/>
          <table:table-cell table:formula="of:=[.H152] - [.$H$250]" office:value-type="float" office:value="4.00800013542175" calcext:value-type="float">
            <text:p>4.0080001354217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8.439" calcext:value-type="float">
            <text:p>1739051098.439</text:p>
          </table:table-cell>
          <table:table-cell office:value-type="float" office:value="1739051103.331" calcext:value-type="float">
            <text:p>1739051103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3]-[.A153]" office:value-type="float" office:value="4.89200019836426" calcext:value-type="float">
            <text:p>4.89200019836426</text:p>
          </table:table-cell>
          <table:table-cell/>
          <table:table-cell table:formula="of:=[.H153] - [.$H$250]" office:value-type="float" office:value="4.18100023269653" calcext:value-type="float">
            <text:p>4.1810002326965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8.472" calcext:value-type="float">
            <text:p>1739051098.472</text:p>
          </table:table-cell>
          <table:table-cell office:value-type="float" office:value="1739051103.753" calcext:value-type="float">
            <text:p>1739051103.7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4]-[.A154]" office:value-type="float" office:value="5.2810001373291" calcext:value-type="float">
            <text:p>5.2810001373291</text:p>
          </table:table-cell>
          <table:table-cell/>
          <table:table-cell table:formula="of:=[.H154] - [.$H$250]" office:value-type="float" office:value="4.57000017166138" calcext:value-type="float">
            <text:p>4.5700001716613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098.539" calcext:value-type="float">
            <text:p>1739051098.539</text:p>
          </table:table-cell>
          <table:table-cell office:value-type="float" office:value="1739051103.939" calcext:value-type="float">
            <text:p>1739051103.9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5]-[.A155]" office:value-type="float" office:value="5.39999985694885" calcext:value-type="float">
            <text:p>5.39999985694885</text:p>
          </table:table-cell>
          <table:table-cell/>
          <table:table-cell table:formula="of:=[.H155] - [.$H$250]" office:value-type="float" office:value="4.68899989128113" calcext:value-type="float">
            <text:p>4.6889998912811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02.905" calcext:value-type="float">
            <text:p>1739051102.905</text:p>
          </table:table-cell>
          <table:table-cell office:value-type="float" office:value="1739051104.51" calcext:value-type="float">
            <text:p>1739051104.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6]-[.A156]" office:value-type="float" office:value="1.60500001907349" calcext:value-type="float">
            <text:p>1.60500001907349</text:p>
          </table:table-cell>
          <table:table-cell/>
          <table:table-cell table:formula="of:=[.H156] - [.$H$250]" office:value-type="float" office:value="0.894000053405761" calcext:value-type="float">
            <text:p>0.89400005340576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03.039" calcext:value-type="float">
            <text:p>1739051103.039</text:p>
          </table:table-cell>
          <table:table-cell office:value-type="float" office:value="1739051104.831" calcext:value-type="float">
            <text:p>1739051104.8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7]-[.A157]" office:value-type="float" office:value="1.79200005531311" calcext:value-type="float">
            <text:p>1.79200005531311</text:p>
          </table:table-cell>
          <table:table-cell/>
          <table:table-cell table:formula="of:=[.H157] - [.$H$250]" office:value-type="float" office:value="1.08100008964539" calcext:value-type="float">
            <text:p>1.0810000896453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03.105" calcext:value-type="float">
            <text:p>1739051103.105</text:p>
          </table:table-cell>
          <table:table-cell office:value-type="float" office:value="1739051111.384" calcext:value-type="float">
            <text:p>1739051111.3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8]-[.A158]" office:value-type="float" office:value="8.27900004386902" calcext:value-type="float">
            <text:p>8.27900004386902</text:p>
          </table:table-cell>
          <table:table-cell/>
          <table:table-cell table:formula="of:=[.H158] - [.$H$250]" office:value-type="float" office:value="7.56800007820129" calcext:value-type="float">
            <text:p>7.5680000782012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03.305" calcext:value-type="float">
            <text:p>1739051103.305</text:p>
          </table:table-cell>
          <table:table-cell office:value-type="float" office:value="1739051111.69" calcext:value-type="float">
            <text:p>1739051111.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9]-[.A159]" office:value-type="float" office:value="8.38499999046326" calcext:value-type="float">
            <text:p>8.38499999046326</text:p>
          </table:table-cell>
          <table:table-cell/>
          <table:table-cell table:formula="of:=[.H159] - [.$H$250]" office:value-type="float" office:value="7.67400002479553" calcext:value-type="float">
            <text:p>7.6740000247955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11.206" calcext:value-type="float">
            <text:p>1739051111.206</text:p>
          </table:table-cell>
          <table:table-cell office:value-type="float" office:value="1739051113.969" calcext:value-type="float">
            <text:p>1739051113.9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0]-[.A160]" office:value-type="float" office:value="2.76300001144409" calcext:value-type="float">
            <text:p>2.76300001144409</text:p>
          </table:table-cell>
          <table:table-cell/>
          <table:table-cell table:formula="of:=[.H160] - [.$H$250]" office:value-type="float" office:value="2.05200004577637" calcext:value-type="float">
            <text:p>2.0520000457763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12.672" calcext:value-type="float">
            <text:p>1739051112.672</text:p>
          </table:table-cell>
          <table:table-cell office:value-type="float" office:value="1739051114.317" calcext:value-type="float">
            <text:p>1739051114.3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1]-[.A161]" office:value-type="float" office:value="1.64499998092651" calcext:value-type="float">
            <text:p>1.64499998092651</text:p>
          </table:table-cell>
          <table:table-cell/>
          <table:table-cell table:formula="of:=[.H161] - [.$H$250]" office:value-type="float" office:value="0.934000015258789" calcext:value-type="float">
            <text:p>0.93400001525878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13.072" calcext:value-type="float">
            <text:p>1739051113.072</text:p>
          </table:table-cell>
          <table:table-cell office:value-type="float" office:value="1739051119.278" calcext:value-type="float">
            <text:p>1739051119.2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2]-[.A162]" office:value-type="float" office:value="6.20600008964539" calcext:value-type="float">
            <text:p>6.20600008964539</text:p>
          </table:table-cell>
          <table:table-cell/>
          <table:table-cell table:formula="of:=[.H162] - [.$H$250]" office:value-type="float" office:value="5.49500012397766" calcext:value-type="float">
            <text:p>5.4950001239776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17.906" calcext:value-type="float">
            <text:p>1739051117.906</text:p>
          </table:table-cell>
          <table:table-cell office:value-type="float" office:value="1739051119.57" calcext:value-type="float">
            <text:p>1739051119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3]-[.A163]" office:value-type="float" office:value="1.66400003433228" calcext:value-type="float">
            <text:p>1.66400003433228</text:p>
          </table:table-cell>
          <table:table-cell/>
          <table:table-cell table:formula="of:=[.H163] - [.$H$250]" office:value-type="float" office:value="0.95300006866455" calcext:value-type="float">
            <text:p>0.9530000686645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20.506" calcext:value-type="float">
            <text:p>1739051120.506</text:p>
          </table:table-cell>
          <table:table-cell office:value-type="float" office:value="1739051122.11" calcext:value-type="float">
            <text:p>1739051122.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4]-[.A164]" office:value-type="float" office:value="1.60399985313416" calcext:value-type="float">
            <text:p>1.60399985313416</text:p>
          </table:table-cell>
          <table:table-cell/>
          <table:table-cell table:formula="of:=[.H164] - [.$H$250]" office:value-type="float" office:value="0.89299988746643" calcext:value-type="float">
            <text:p>0.8929998874664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23.706" calcext:value-type="float">
            <text:p>1739051123.706</text:p>
          </table:table-cell>
          <table:table-cell office:value-type="float" office:value="1739051126.832" calcext:value-type="float">
            <text:p>1739051126.8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5]-[.A165]" office:value-type="float" office:value="3.12599992752075" calcext:value-type="float">
            <text:p>3.12599992752075</text:p>
          </table:table-cell>
          <table:table-cell/>
          <table:table-cell table:formula="of:=[.H165] - [.$H$250]" office:value-type="float" office:value="2.41499996185303" calcext:value-type="float">
            <text:p>2.4149999618530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23.772" calcext:value-type="float">
            <text:p>1739051123.772</text:p>
          </table:table-cell>
          <table:table-cell office:value-type="float" office:value="1739051127.119" calcext:value-type="float">
            <text:p>1739051127.1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6]-[.A166]" office:value-type="float" office:value="3.34699988365173" calcext:value-type="float">
            <text:p>3.34699988365173</text:p>
          </table:table-cell>
          <table:table-cell/>
          <table:table-cell table:formula="of:=[.H166] - [.$H$250]" office:value-type="float" office:value="2.63599991798401" calcext:value-type="float">
            <text:p>2.6359999179840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25.539" calcext:value-type="float">
            <text:p>1739051125.539</text:p>
          </table:table-cell>
          <table:table-cell office:value-type="float" office:value="1739051127.421" calcext:value-type="float">
            <text:p>1739051127.4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7]-[.A167]" office:value-type="float" office:value="1.88199996948242" calcext:value-type="float">
            <text:p>1.88199996948242</text:p>
          </table:table-cell>
          <table:table-cell/>
          <table:table-cell table:formula="of:=[.H167] - [.$H$250]" office:value-type="float" office:value="1.1710000038147" calcext:value-type="float">
            <text:p>1.171000003814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28.272" calcext:value-type="float">
            <text:p>1739051128.272</text:p>
          </table:table-cell>
          <table:table-cell office:value-type="float" office:value="1739051129.842" calcext:value-type="float">
            <text:p>1739051129.8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8]-[.A168]" office:value-type="float" office:value="1.5699999332428" calcext:value-type="float">
            <text:p>1.5699999332428</text:p>
          </table:table-cell>
          <table:table-cell/>
          <table:table-cell table:formula="of:=[.H168] - [.$H$250]" office:value-type="float" office:value="0.858999967575073" calcext:value-type="float">
            <text:p>0.85899996757507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28.672" calcext:value-type="float">
            <text:p>1739051128.672</text:p>
          </table:table-cell>
          <table:table-cell office:value-type="float" office:value="1739051130.145" calcext:value-type="float">
            <text:p>1739051130.1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9]-[.A169]" office:value-type="float" office:value="1.47300004959106" calcext:value-type="float">
            <text:p>1.47300004959106</text:p>
          </table:table-cell>
          <table:table-cell/>
          <table:table-cell table:formula="of:=[.H169] - [.$H$250]" office:value-type="float" office:value="0.762000083923339" calcext:value-type="float">
            <text:p>0.76200008392333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0.372" calcext:value-type="float">
            <text:p>1739051130.372</text:p>
          </table:table-cell>
          <table:table-cell office:value-type="float" office:value="1739051131.945" calcext:value-type="float">
            <text:p>1739051131.9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0]-[.A170]" office:value-type="float" office:value="1.57299995422363" calcext:value-type="float">
            <text:p>1.57299995422363</text:p>
          </table:table-cell>
          <table:table-cell/>
          <table:table-cell table:formula="of:=[.H170] - [.$H$250]" office:value-type="float" office:value="0.861999988555908" calcext:value-type="float">
            <text:p>0.86199998855590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0.539" calcext:value-type="float">
            <text:p>1739051130.539</text:p>
          </table:table-cell>
          <table:table-cell office:value-type="float" office:value="1739051132.241" calcext:value-type="float">
            <text:p>1739051132.2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1]-[.A171]" office:value-type="float" office:value="1.70199990272522" calcext:value-type="float">
            <text:p>1.70199990272522</text:p>
          </table:table-cell>
          <table:table-cell/>
          <table:table-cell table:formula="of:=[.H171] - [.$H$250]" office:value-type="float" office:value="0.990999937057495" calcext:value-type="float">
            <text:p>0.99099993705749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0.672" calcext:value-type="float">
            <text:p>1739051130.672</text:p>
          </table:table-cell>
          <table:table-cell office:value-type="float" office:value="1739051132.665" calcext:value-type="float">
            <text:p>1739051132.6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2]-[.A172]" office:value-type="float" office:value="1.99300003051758" calcext:value-type="float">
            <text:p>1.99300003051758</text:p>
          </table:table-cell>
          <table:table-cell/>
          <table:table-cell table:formula="of:=[.H172] - [.$H$250]" office:value-type="float" office:value="1.28200006484985" calcext:value-type="float">
            <text:p>1.2820000648498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0.739" calcext:value-type="float">
            <text:p>1739051130.739</text:p>
          </table:table-cell>
          <table:table-cell office:value-type="float" office:value="1739051132.868" calcext:value-type="float">
            <text:p>1739051132.8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3]-[.A173]" office:value-type="float" office:value="2.12899994850159" calcext:value-type="float">
            <text:p>2.12899994850159</text:p>
          </table:table-cell>
          <table:table-cell/>
          <table:table-cell table:formula="of:=[.H173] - [.$H$250]" office:value-type="float" office:value="1.41799998283386" calcext:value-type="float">
            <text:p>1.417999982833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0.772" calcext:value-type="float">
            <text:p>1739051130.772</text:p>
          </table:table-cell>
          <table:table-cell office:value-type="float" office:value="1739051133.177" calcext:value-type="float">
            <text:p>1739051133.1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4]-[.A174]" office:value-type="float" office:value="2.40499997138977" calcext:value-type="float">
            <text:p>2.40499997138977</text:p>
          </table:table-cell>
          <table:table-cell/>
          <table:table-cell table:formula="of:=[.H174] - [.$H$250]" office:value-type="float" office:value="1.69400000572205" calcext:value-type="float">
            <text:p>1.6940000057220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2.872" calcext:value-type="float">
            <text:p>1739051132.872</text:p>
          </table:table-cell>
          <table:table-cell office:value-type="float" office:value="1739051135.479" calcext:value-type="float">
            <text:p>1739051135.4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5]-[.A175]" office:value-type="float" office:value="2.60700011253357" calcext:value-type="float">
            <text:p>2.60700011253357</text:p>
          </table:table-cell>
          <table:table-cell/>
          <table:table-cell table:formula="of:=[.H175] - [.$H$250]" office:value-type="float" office:value="1.89600014686584" calcext:value-type="float">
            <text:p>1.8960001468658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5.639" calcext:value-type="float">
            <text:p>1739051135.639</text:p>
          </table:table-cell>
          <table:table-cell office:value-type="float" office:value="1739051137.205" calcext:value-type="float">
            <text:p>1739051137.2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6]-[.A176]" office:value-type="float" office:value="1.56599998474121" calcext:value-type="float">
            <text:p>1.56599998474121</text:p>
          </table:table-cell>
          <table:table-cell/>
          <table:table-cell table:formula="of:=[.H176] - [.$H$250]" office:value-type="float" office:value="0.855000019073486" calcext:value-type="float">
            <text:p>0.85500001907348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6.006" calcext:value-type="float">
            <text:p>1739051136.006</text:p>
          </table:table-cell>
          <table:table-cell office:value-type="float" office:value="1739051139.403" calcext:value-type="float">
            <text:p>1739051139.4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7]-[.A177]" office:value-type="float" office:value="3.3970000743866" calcext:value-type="float">
            <text:p>3.3970000743866</text:p>
          </table:table-cell>
          <table:table-cell/>
          <table:table-cell table:formula="of:=[.H177] - [.$H$250]" office:value-type="float" office:value="2.68600010871887" calcext:value-type="float">
            <text:p>2.6860001087188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36.039" calcext:value-type="float">
            <text:p>1739051136.039</text:p>
          </table:table-cell>
          <table:table-cell office:value-type="float" office:value="1739051139.695" calcext:value-type="float">
            <text:p>1739051139.6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8]-[.A178]" office:value-type="float" office:value="3.65599989891052" calcext:value-type="float">
            <text:p>3.65599989891052</text:p>
          </table:table-cell>
          <table:table-cell/>
          <table:table-cell table:formula="of:=[.H178] - [.$H$250]" office:value-type="float" office:value="2.9449999332428" calcext:value-type="float">
            <text:p>2.944999933242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40.139" calcext:value-type="float">
            <text:p>1739051140.139</text:p>
          </table:table-cell>
          <table:table-cell office:value-type="float" office:value="1739051142.155" calcext:value-type="float">
            <text:p>1739051142.1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9]-[.A179]" office:value-type="float" office:value="2.01600003242493" calcext:value-type="float">
            <text:p>2.01600003242493</text:p>
          </table:table-cell>
          <table:table-cell/>
          <table:table-cell table:formula="of:=[.H179] - [.$H$250]" office:value-type="float" office:value="1.3050000667572" calcext:value-type="float">
            <text:p>1.305000066757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40.939" calcext:value-type="float">
            <text:p>1739051140.939</text:p>
          </table:table-cell>
          <table:table-cell office:value-type="float" office:value="1739051142.575" calcext:value-type="float">
            <text:p>1739051142.5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0]-[.A180]" office:value-type="float" office:value="1.63600015640259" calcext:value-type="float">
            <text:p>1.63600015640259</text:p>
          </table:table-cell>
          <table:table-cell/>
          <table:table-cell table:formula="of:=[.H180] - [.$H$250]" office:value-type="float" office:value="0.925000190734863" calcext:value-type="float">
            <text:p>0.92500019073486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41.206" calcext:value-type="float">
            <text:p>1739051141.206</text:p>
          </table:table-cell>
          <table:table-cell office:value-type="float" office:value="1739051143.818" calcext:value-type="float">
            <text:p>1739051143.8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1]-[.A181]" office:value-type="float" office:value="2.61199998855591" calcext:value-type="float">
            <text:p>2.61199998855591</text:p>
          </table:table-cell>
          <table:table-cell/>
          <table:table-cell table:formula="of:=[.H181] - [.$H$250]" office:value-type="float" office:value="1.90100002288818" calcext:value-type="float">
            <text:p>1.9010000228881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43.606" calcext:value-type="float">
            <text:p>1739051143.606</text:p>
          </table:table-cell>
          <table:table-cell office:value-type="float" office:value="1739051145.961" calcext:value-type="float">
            <text:p>1739051145.9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2]-[.A182]" office:value-type="float" office:value="2.35500001907349" calcext:value-type="float">
            <text:p>2.35500001907349</text:p>
          </table:table-cell>
          <table:table-cell/>
          <table:table-cell table:formula="of:=[.H182] - [.$H$250]" office:value-type="float" office:value="1.64400005340576" calcext:value-type="float">
            <text:p>1.6440000534057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47.706" calcext:value-type="float">
            <text:p>1739051147.706</text:p>
          </table:table-cell>
          <table:table-cell office:value-type="float" office:value="1739051151.079" calcext:value-type="float">
            <text:p>1739051151.0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3]-[.A183]" office:value-type="float" office:value="3.37299990653992" calcext:value-type="float">
            <text:p>3.37299990653992</text:p>
          </table:table-cell>
          <table:table-cell/>
          <table:table-cell table:formula="of:=[.H183] - [.$H$250]" office:value-type="float" office:value="2.66199994087219" calcext:value-type="float">
            <text:p>2.6619999408721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49.939" calcext:value-type="float">
            <text:p>1739051149.939</text:p>
          </table:table-cell>
          <table:table-cell office:value-type="float" office:value="1739051151.568" calcext:value-type="float">
            <text:p>1739051151.5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4]-[.A184]" office:value-type="float" office:value="1.62900018692017" calcext:value-type="float">
            <text:p>1.62900018692017</text:p>
          </table:table-cell>
          <table:table-cell/>
          <table:table-cell table:formula="of:=[.H184] - [.$H$250]" office:value-type="float" office:value="0.918000221252441" calcext:value-type="float">
            <text:p>0.91800022125244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0.206" calcext:value-type="float">
            <text:p>1739051150.206</text:p>
          </table:table-cell>
          <table:table-cell office:value-type="float" office:value="1739051151.863" calcext:value-type="float">
            <text:p>1739051151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5]-[.A185]" office:value-type="float" office:value="1.65699982643127" calcext:value-type="float">
            <text:p>1.65699982643127</text:p>
          </table:table-cell>
          <table:table-cell/>
          <table:table-cell table:formula="of:=[.H185] - [.$H$250]" office:value-type="float" office:value="0.945999860763549" calcext:value-type="float">
            <text:p>0.94599986076354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1.072" calcext:value-type="float">
            <text:p>1739051151.072</text:p>
          </table:table-cell>
          <table:table-cell office:value-type="float" office:value="1739051152.695" calcext:value-type="float">
            <text:p>1739051152.6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6]-[.A186]" office:value-type="float" office:value="1.62299990653992" calcext:value-type="float">
            <text:p>1.62299990653992</text:p>
          </table:table-cell>
          <table:table-cell/>
          <table:table-cell table:formula="of:=[.H186] - [.$H$250]" office:value-type="float" office:value="0.911999940872192" calcext:value-type="float">
            <text:p>0.91199994087219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1.339" calcext:value-type="float">
            <text:p>1739051151.339</text:p>
          </table:table-cell>
          <table:table-cell office:value-type="float" office:value="1739051153.006" calcext:value-type="float">
            <text:p>1739051153.0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7]-[.A187]" office:value-type="float" office:value="1.66700005531311" calcext:value-type="float">
            <text:p>1.66700005531311</text:p>
          </table:table-cell>
          <table:table-cell/>
          <table:table-cell table:formula="of:=[.H187] - [.$H$250]" office:value-type="float" office:value="0.956000089645385" calcext:value-type="float">
            <text:p>0.95600008964538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2.539" calcext:value-type="float">
            <text:p>1739051152.539</text:p>
          </table:table-cell>
          <table:table-cell office:value-type="float" office:value="1739051154.258" calcext:value-type="float">
            <text:p>1739051154.2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8]-[.A188]" office:value-type="float" office:value="1.7189998626709" calcext:value-type="float">
            <text:p>1.7189998626709</text:p>
          </table:table-cell>
          <table:table-cell/>
          <table:table-cell table:formula="of:=[.H188] - [.$H$250]" office:value-type="float" office:value="1.00799989700317" calcext:value-type="float">
            <text:p>1.0079998970031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4.772" calcext:value-type="float">
            <text:p>1739051154.772</text:p>
          </table:table-cell>
          <table:table-cell office:value-type="float" office:value="1739051156.342" calcext:value-type="float">
            <text:p>1739051156.3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9]-[.A189]" office:value-type="float" office:value="1.5699999332428" calcext:value-type="float">
            <text:p>1.5699999332428</text:p>
          </table:table-cell>
          <table:table-cell/>
          <table:table-cell table:formula="of:=[.H189] - [.$H$250]" office:value-type="float" office:value="0.858999967575073" calcext:value-type="float">
            <text:p>0.85899996757507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5.039" calcext:value-type="float">
            <text:p>1739051155.039</text:p>
          </table:table-cell>
          <table:table-cell office:value-type="float" office:value="1739051156.679" calcext:value-type="float">
            <text:p>1739051156.6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0]-[.A190]" office:value-type="float" office:value="1.6399998664856" calcext:value-type="float">
            <text:p>1.6399998664856</text:p>
          </table:table-cell>
          <table:table-cell/>
          <table:table-cell table:formula="of:=[.H190] - [.$H$250]" office:value-type="float" office:value="0.928999900817871" calcext:value-type="float">
            <text:p>0.92899990081787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5.706" calcext:value-type="float">
            <text:p>1739051155.706</text:p>
          </table:table-cell>
          <table:table-cell office:value-type="float" office:value="1739051157.402" calcext:value-type="float">
            <text:p>1739051157.4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1]-[.A191]" office:value-type="float" office:value="1.69599986076355" calcext:value-type="float">
            <text:p>1.69599986076355</text:p>
          </table:table-cell>
          <table:table-cell/>
          <table:table-cell table:formula="of:=[.H191] - [.$H$250]" office:value-type="float" office:value="0.984999895095825" calcext:value-type="float">
            <text:p>0.98499989509582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6.139" calcext:value-type="float">
            <text:p>1739051156.139</text:p>
          </table:table-cell>
          <table:table-cell office:value-type="float" office:value="1739051157.753" calcext:value-type="float">
            <text:p>1739051157.7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2]-[.A192]" office:value-type="float" office:value="1.61400008201599" calcext:value-type="float">
            <text:p>1.61400008201599</text:p>
          </table:table-cell>
          <table:table-cell/>
          <table:table-cell table:formula="of:=[.H192] - [.$H$250]" office:value-type="float" office:value="0.903000116348266" calcext:value-type="float">
            <text:p>0.90300011634826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6.506" calcext:value-type="float">
            <text:p>1739051156.506</text:p>
          </table:table-cell>
          <table:table-cell office:value-type="float" office:value="1739051160.37" calcext:value-type="float">
            <text:p>1739051160.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3]-[.A193]" office:value-type="float" office:value="3.86399984359741" calcext:value-type="float">
            <text:p>3.86399984359741</text:p>
          </table:table-cell>
          <table:table-cell/>
          <table:table-cell table:formula="of:=[.H193] - [.$H$250]" office:value-type="float" office:value="3.15299987792969" calcext:value-type="float">
            <text:p>3.1529998779296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9.139" calcext:value-type="float">
            <text:p>1739051159.139</text:p>
          </table:table-cell>
          <table:table-cell office:value-type="float" office:value="1739051160.856" calcext:value-type="float">
            <text:p>1739051160.8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4]-[.A194]" office:value-type="float" office:value="1.71700000762939" calcext:value-type="float">
            <text:p>1.71700000762939</text:p>
          </table:table-cell>
          <table:table-cell/>
          <table:table-cell table:formula="of:=[.H194] - [.$H$250]" office:value-type="float" office:value="1.00600004196167" calcext:value-type="float">
            <text:p>1.0060000419616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9.372" calcext:value-type="float">
            <text:p>1739051159.372</text:p>
          </table:table-cell>
          <table:table-cell office:value-type="float" office:value="1739051161.144" calcext:value-type="float">
            <text:p>1739051161.1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5]-[.A195]" office:value-type="float" office:value="1.7720000743866" calcext:value-type="float">
            <text:p>1.7720000743866</text:p>
          </table:table-cell>
          <table:table-cell/>
          <table:table-cell table:formula="of:=[.H195] - [.$H$250]" office:value-type="float" office:value="1.06100010871887" calcext:value-type="float">
            <text:p>1.0610001087188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59.639" calcext:value-type="float">
            <text:p>1739051159.639</text:p>
          </table:table-cell>
          <table:table-cell office:value-type="float" office:value="1739051163.738" calcext:value-type="float">
            <text:p>1739051163.7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6]-[.A196]" office:value-type="float" office:value="4.09899997711182" calcext:value-type="float">
            <text:p>4.09899997711182</text:p>
          </table:table-cell>
          <table:table-cell/>
          <table:table-cell table:formula="of:=[.H196] - [.$H$250]" office:value-type="float" office:value="3.38800001144409" calcext:value-type="float">
            <text:p>3.3880000114440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2.506" calcext:value-type="float">
            <text:p>1739051162.506</text:p>
          </table:table-cell>
          <table:table-cell office:value-type="float" office:value="1739051165.351" calcext:value-type="float">
            <text:p>1739051165.3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7]-[.A197]" office:value-type="float" office:value="2.84500002861023" calcext:value-type="float">
            <text:p>2.84500002861023</text:p>
          </table:table-cell>
          <table:table-cell/>
          <table:table-cell table:formula="of:=[.H197] - [.$H$250]" office:value-type="float" office:value="2.1340000629425" calcext:value-type="float">
            <text:p>2.134000062942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4.472" calcext:value-type="float">
            <text:p>1739051164.472</text:p>
          </table:table-cell>
          <table:table-cell office:value-type="float" office:value="1739051166.284" calcext:value-type="float">
            <text:p>1739051166.2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8]-[.A198]" office:value-type="float" office:value="1.81200003623962" calcext:value-type="float">
            <text:p>1.81200003623962</text:p>
          </table:table-cell>
          <table:table-cell/>
          <table:table-cell table:formula="of:=[.H198] - [.$H$250]" office:value-type="float" office:value="1.1010000705719" calcext:value-type="float">
            <text:p>1.101000070571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4.506" calcext:value-type="float">
            <text:p>1739051164.506</text:p>
          </table:table-cell>
          <table:table-cell office:value-type="float" office:value="1739051166.57" calcext:value-type="float">
            <text:p>1739051166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9]-[.A199]" office:value-type="float" office:value="2.06399989128113" calcext:value-type="float">
            <text:p>2.06399989128113</text:p>
          </table:table-cell>
          <table:table-cell/>
          <table:table-cell table:formula="of:=[.H199] - [.$H$250]" office:value-type="float" office:value="1.3529999256134" calcext:value-type="float">
            <text:p>1.352999925613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5.106" calcext:value-type="float">
            <text:p>1739051165.106</text:p>
          </table:table-cell>
          <table:table-cell office:value-type="float" office:value="1739051166.857" calcext:value-type="float">
            <text:p>1739051166.8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0]-[.A200]" office:value-type="float" office:value="1.75100016593933" calcext:value-type="float">
            <text:p>1.75100016593933</text:p>
          </table:table-cell>
          <table:table-cell/>
          <table:table-cell table:formula="of:=[.H200] - [.$H$250]" office:value-type="float" office:value="1.04000020027161" calcext:value-type="float">
            <text:p>1.0400002002716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6.139" calcext:value-type="float">
            <text:p>1739051166.139</text:p>
          </table:table-cell>
          <table:table-cell office:value-type="float" office:value="1739051167.831" calcext:value-type="float">
            <text:p>1739051167.8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1]-[.A201]" office:value-type="float" office:value="1.69200015068054" calcext:value-type="float">
            <text:p>1.69200015068054</text:p>
          </table:table-cell>
          <table:table-cell/>
          <table:table-cell table:formula="of:=[.H201] - [.$H$250]" office:value-type="float" office:value="0.981000185012817" calcext:value-type="float">
            <text:p>0.98100018501281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6.639" calcext:value-type="float">
            <text:p>1739051166.639</text:p>
          </table:table-cell>
          <table:table-cell office:value-type="float" office:value="1739051169.474" calcext:value-type="float">
            <text:p>1739051169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2]-[.A202]" office:value-type="float" office:value="2.83500003814697" calcext:value-type="float">
            <text:p>2.83500003814697</text:p>
          </table:table-cell>
          <table:table-cell/>
          <table:table-cell table:formula="of:=[.H202] - [.$H$250]" office:value-type="float" office:value="2.12400007247925" calcext:value-type="float">
            <text:p>2.1240000724792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8.139" calcext:value-type="float">
            <text:p>1739051168.139</text:p>
          </table:table-cell>
          <table:table-cell office:value-type="float" office:value="1739051169.749" calcext:value-type="float">
            <text:p>1739051169.7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3]-[.A203]" office:value-type="float" office:value="1.6100001335144" calcext:value-type="float">
            <text:p>1.6100001335144</text:p>
          </table:table-cell>
          <table:table-cell/>
          <table:table-cell table:formula="of:=[.H203] - [.$H$250]" office:value-type="float" office:value="0.899000167846679" calcext:value-type="float">
            <text:p>0.89900016784667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8.406" calcext:value-type="float">
            <text:p>1739051168.406</text:p>
          </table:table-cell>
          <table:table-cell office:value-type="float" office:value="1739051170.033" calcext:value-type="float">
            <text:p>1739051170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4]-[.A204]" office:value-type="float" office:value="1.62700009346008" calcext:value-type="float">
            <text:p>1.62700009346008</text:p>
          </table:table-cell>
          <table:table-cell/>
          <table:table-cell table:formula="of:=[.H204] - [.$H$250]" office:value-type="float" office:value="0.916000127792358" calcext:value-type="float">
            <text:p>0.91600012779235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9.472" calcext:value-type="float">
            <text:p>1739051169.472</text:p>
          </table:table-cell>
          <table:table-cell office:value-type="float" office:value="1739051170.982" calcext:value-type="float">
            <text:p>1739051170.9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5]-[.A205]" office:value-type="float" office:value="1.51000022888184" calcext:value-type="float">
            <text:p>1.51000022888184</text:p>
          </table:table-cell>
          <table:table-cell/>
          <table:table-cell table:formula="of:=[.H205] - [.$H$250]" office:value-type="float" office:value="0.799000263214111" calcext:value-type="float">
            <text:p>0.79900026321411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9.706" calcext:value-type="float">
            <text:p>1739051169.706</text:p>
          </table:table-cell>
          <table:table-cell office:value-type="float" office:value="1739051171.744" calcext:value-type="float">
            <text:p>1739051171.7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6]-[.A206]" office:value-type="float" office:value="2.03799986839294" calcext:value-type="float">
            <text:p>2.03799986839294</text:p>
          </table:table-cell>
          <table:table-cell/>
          <table:table-cell table:formula="of:=[.H206] - [.$H$250]" office:value-type="float" office:value="1.32699990272522" calcext:value-type="float">
            <text:p>1.3269999027252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69.806" calcext:value-type="float">
            <text:p>1739051169.806</text:p>
          </table:table-cell>
          <table:table-cell office:value-type="float" office:value="1739051172.015" calcext:value-type="float">
            <text:p>1739051172.0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7]-[.A207]" office:value-type="float" office:value="2.20900011062622" calcext:value-type="float">
            <text:p>2.20900011062622</text:p>
          </table:table-cell>
          <table:table-cell/>
          <table:table-cell table:formula="of:=[.H207] - [.$H$250]" office:value-type="float" office:value="1.4980001449585" calcext:value-type="float">
            <text:p>1.498000144958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0.939" calcext:value-type="float">
            <text:p>1739051170.939</text:p>
          </table:table-cell>
          <table:table-cell office:value-type="float" office:value="1739051172.437" calcext:value-type="float">
            <text:p>1739051172.4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8]-[.A208]" office:value-type="float" office:value="1.4980001449585" calcext:value-type="float">
            <text:p>1.4980001449585</text:p>
          </table:table-cell>
          <table:table-cell/>
          <table:table-cell table:formula="of:=[.H208] - [.$H$250]" office:value-type="float" office:value="0.787000179290771" calcext:value-type="float">
            <text:p>0.78700017929077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1.139" calcext:value-type="float">
            <text:p>1739051171.139</text:p>
          </table:table-cell>
          <table:table-cell office:value-type="float" office:value="1739051172.776" calcext:value-type="float">
            <text:p>1739051172.7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9]-[.A209]" office:value-type="float" office:value="1.63700008392334" calcext:value-type="float">
            <text:p>1.63700008392334</text:p>
          </table:table-cell>
          <table:table-cell/>
          <table:table-cell table:formula="of:=[.H209] - [.$H$250]" office:value-type="float" office:value="0.926000118255615" calcext:value-type="float">
            <text:p>0.92600011825561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1.439" calcext:value-type="float">
            <text:p>1739051171.439</text:p>
          </table:table-cell>
          <table:table-cell office:value-type="float" office:value="1739051173.053" calcext:value-type="float">
            <text:p>1739051173.0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0]-[.A210]" office:value-type="float" office:value="1.61400008201599" calcext:value-type="float">
            <text:p>1.61400008201599</text:p>
          </table:table-cell>
          <table:table-cell/>
          <table:table-cell table:formula="of:=[.H210] - [.$H$250]" office:value-type="float" office:value="0.903000116348266" calcext:value-type="float">
            <text:p>0.90300011634826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1.873" calcext:value-type="float">
            <text:p>1739051171.873</text:p>
          </table:table-cell>
          <table:table-cell office:value-type="float" office:value="1739051173.436" calcext:value-type="float">
            <text:p>1739051173.4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1]-[.A211]" office:value-type="float" office:value="1.56300020217896" calcext:value-type="float">
            <text:p>1.56300020217896</text:p>
          </table:table-cell>
          <table:table-cell/>
          <table:table-cell table:formula="of:=[.H211] - [.$H$250]" office:value-type="float" office:value="0.85200023651123" calcext:value-type="float">
            <text:p>0.8520002365112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2.606" calcext:value-type="float">
            <text:p>1739051172.606</text:p>
          </table:table-cell>
          <table:table-cell office:value-type="float" office:value="1739051174.776" calcext:value-type="float">
            <text:p>1739051174.7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2]-[.A212]" office:value-type="float" office:value="2.17000007629395" calcext:value-type="float">
            <text:p>2.17000007629395</text:p>
          </table:table-cell>
          <table:table-cell/>
          <table:table-cell table:formula="of:=[.H212] - [.$H$250]" office:value-type="float" office:value="1.45900011062622" calcext:value-type="float">
            <text:p>1.4590001106262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2.673" calcext:value-type="float">
            <text:p>1739051172.673</text:p>
          </table:table-cell>
          <table:table-cell office:value-type="float" office:value="1739051175.049" calcext:value-type="float">
            <text:p>1739051175.0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3]-[.A213]" office:value-type="float" office:value="2.37599992752075" calcext:value-type="float">
            <text:p>2.37599992752075</text:p>
          </table:table-cell>
          <table:table-cell/>
          <table:table-cell table:formula="of:=[.H213] - [.$H$250]" office:value-type="float" office:value="1.66499996185303" calcext:value-type="float">
            <text:p>1.6649999618530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2.839" calcext:value-type="float">
            <text:p>1739051172.839</text:p>
          </table:table-cell>
          <table:table-cell office:value-type="float" office:value="1739051175.263" calcext:value-type="float">
            <text:p>1739051175.2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4]-[.A214]" office:value-type="float" office:value="2.42400002479553" calcext:value-type="float">
            <text:p>2.42400002479553</text:p>
          </table:table-cell>
          <table:table-cell/>
          <table:table-cell table:formula="of:=[.H214] - [.$H$250]" office:value-type="float" office:value="1.71300005912781" calcext:value-type="float">
            <text:p>1.7130000591278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3.473" calcext:value-type="float">
            <text:p>1739051173.473</text:p>
          </table:table-cell>
          <table:table-cell office:value-type="float" office:value="1739051175.667" calcext:value-type="float">
            <text:p>1739051175.6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5]-[.A215]" office:value-type="float" office:value="2.19400000572205" calcext:value-type="float">
            <text:p>2.19400000572205</text:p>
          </table:table-cell>
          <table:table-cell/>
          <table:table-cell table:formula="of:=[.H215] - [.$H$250]" office:value-type="float" office:value="1.48300004005432" calcext:value-type="float">
            <text:p>1.4830000400543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8.939" calcext:value-type="float">
            <text:p>1739051178.939</text:p>
          </table:table-cell>
          <table:table-cell office:value-type="float" office:value="1739051180.44" calcext:value-type="float">
            <text:p>1739051180.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6]-[.A216]" office:value-type="float" office:value="1.50100016593933" calcext:value-type="float">
            <text:p>1.50100016593933</text:p>
          </table:table-cell>
          <table:table-cell/>
          <table:table-cell table:formula="of:=[.H216] - [.$H$250]" office:value-type="float" office:value="0.790000200271606" calcext:value-type="float">
            <text:p>0.790000200271606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79.473" calcext:value-type="float">
            <text:p>1739051179.473</text:p>
          </table:table-cell>
          <table:table-cell office:value-type="float" office:value="1739051181.266" calcext:value-type="float">
            <text:p>1739051181.2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7]-[.A217]" office:value-type="float" office:value="1.79299998283386" calcext:value-type="float">
            <text:p>1.79299998283386</text:p>
          </table:table-cell>
          <table:table-cell/>
          <table:table-cell table:formula="of:=[.H217] - [.$H$250]" office:value-type="float" office:value="1.08200001716614" calcext:value-type="float">
            <text:p>1.0820000171661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0.106" calcext:value-type="float">
            <text:p>1739051180.106</text:p>
          </table:table-cell>
          <table:table-cell office:value-type="float" office:value="1739051181.704" calcext:value-type="float">
            <text:p>1739051181.7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8]-[.A218]" office:value-type="float" office:value="1.59800004959106" calcext:value-type="float">
            <text:p>1.59800004959106</text:p>
          </table:table-cell>
          <table:table-cell/>
          <table:table-cell table:formula="of:=[.H218] - [.$H$250]" office:value-type="float" office:value="0.887000083923339" calcext:value-type="float">
            <text:p>0.88700008392333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0.806" calcext:value-type="float">
            <text:p>1739051180.806</text:p>
          </table:table-cell>
          <table:table-cell office:value-type="float" office:value="1739051182.512" calcext:value-type="float">
            <text:p>1739051182.5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9]-[.A219]" office:value-type="float" office:value="1.70600008964539" calcext:value-type="float">
            <text:p>1.70600008964539</text:p>
          </table:table-cell>
          <table:table-cell/>
          <table:table-cell table:formula="of:=[.H219] - [.$H$250]" office:value-type="float" office:value="0.995000123977661" calcext:value-type="float">
            <text:p>0.99500012397766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2.773" calcext:value-type="float">
            <text:p>1739051182.773</text:p>
          </table:table-cell>
          <table:table-cell office:value-type="float" office:value="1739051184.294" calcext:value-type="float">
            <text:p>1739051184.2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0]-[.A220]" office:value-type="float" office:value="1.52099990844727" calcext:value-type="float">
            <text:p>1.52099990844727</text:p>
          </table:table-cell>
          <table:table-cell/>
          <table:table-cell table:formula="of:=[.H220] - [.$H$250]" office:value-type="float" office:value="0.809999942779541" calcext:value-type="float">
            <text:p>0.80999994277954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3.073" calcext:value-type="float">
            <text:p>1739051183.073</text:p>
          </table:table-cell>
          <table:table-cell office:value-type="float" office:value="1739051184.581" calcext:value-type="float">
            <text:p>1739051184.5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1]-[.A221]" office:value-type="float" office:value="1.50800013542175" calcext:value-type="float">
            <text:p>1.50800013542175</text:p>
          </table:table-cell>
          <table:table-cell/>
          <table:table-cell table:formula="of:=[.H221] - [.$H$250]" office:value-type="float" office:value="0.797000169754028" calcext:value-type="float">
            <text:p>0.79700016975402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3.106" calcext:value-type="float">
            <text:p>1739051183.106</text:p>
          </table:table-cell>
          <table:table-cell office:value-type="float" office:value="1739051184.87" calcext:value-type="float">
            <text:p>1739051184.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2]-[.A222]" office:value-type="float" office:value="1.76399993896484" calcext:value-type="float">
            <text:p>1.76399993896484</text:p>
          </table:table-cell>
          <table:table-cell/>
          <table:table-cell table:formula="of:=[.H222] - [.$H$250]" office:value-type="float" office:value="1.05299997329712" calcext:value-type="float">
            <text:p>1.0529999732971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4.106" calcext:value-type="float">
            <text:p>1739051184.106</text:p>
          </table:table-cell>
          <table:table-cell office:value-type="float" office:value="1739051186.522" calcext:value-type="float">
            <text:p>1739051186.5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3]-[.A223]" office:value-type="float" office:value="2.41600012779236" calcext:value-type="float">
            <text:p>2.41600012779236</text:p>
          </table:table-cell>
          <table:table-cell/>
          <table:table-cell table:formula="of:=[.H223] - [.$H$250]" office:value-type="float" office:value="1.70500016212463" calcext:value-type="float">
            <text:p>1.7050001621246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5.606" calcext:value-type="float">
            <text:p>1739051185.606</text:p>
          </table:table-cell>
          <table:table-cell office:value-type="float" office:value="1739051187.813" calcext:value-type="float">
            <text:p>1739051187.8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4]-[.A224]" office:value-type="float" office:value="2.20700001716614" calcext:value-type="float">
            <text:p>2.20700001716614</text:p>
          </table:table-cell>
          <table:table-cell/>
          <table:table-cell table:formula="of:=[.H224] - [.$H$250]" office:value-type="float" office:value="1.49600005149841" calcext:value-type="float">
            <text:p>1.4960000514984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6.606" calcext:value-type="float">
            <text:p>1739051186.606</text:p>
          </table:table-cell>
          <table:table-cell office:value-type="float" office:value="1739051189.076" calcext:value-type="float">
            <text:p>1739051189.0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5]-[.A225]" office:value-type="float" office:value="2.47000002861023" calcext:value-type="float">
            <text:p>2.47000002861023</text:p>
          </table:table-cell>
          <table:table-cell/>
          <table:table-cell table:formula="of:=[.H225] - [.$H$250]" office:value-type="float" office:value="1.7590000629425" calcext:value-type="float">
            <text:p>1.759000062942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6.839" calcext:value-type="float">
            <text:p>1739051186.839</text:p>
          </table:table-cell>
          <table:table-cell office:value-type="float" office:value="1739051189.364" calcext:value-type="float">
            <text:p>1739051189.3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6]-[.A226]" office:value-type="float" office:value="2.52500009536743" calcext:value-type="float">
            <text:p>2.52500009536743</text:p>
          </table:table-cell>
          <table:table-cell/>
          <table:table-cell table:formula="of:=[.H226] - [.$H$250]" office:value-type="float" office:value="1.81400012969971" calcext:value-type="float">
            <text:p>1.8140001296997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8.872" calcext:value-type="float">
            <text:p>1739051188.872</text:p>
          </table:table-cell>
          <table:table-cell office:value-type="float" office:value="1739051190.692" calcext:value-type="float">
            <text:p>1739051190.6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7]-[.A227]" office:value-type="float" office:value="1.8199999332428" calcext:value-type="float">
            <text:p>1.8199999332428</text:p>
          </table:table-cell>
          <table:table-cell/>
          <table:table-cell table:formula="of:=[.H227] - [.$H$250]" office:value-type="float" office:value="1.10899996757507" calcext:value-type="float">
            <text:p>1.1089999675750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9.406" calcext:value-type="float">
            <text:p>1739051189.406</text:p>
          </table:table-cell>
          <table:table-cell office:value-type="float" office:value="1739051190.982" calcext:value-type="float">
            <text:p>1739051190.9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8]-[.A228]" office:value-type="float" office:value="1.57600021362305" calcext:value-type="float">
            <text:p>1.57600021362305</text:p>
          </table:table-cell>
          <table:table-cell/>
          <table:table-cell table:formula="of:=[.H228] - [.$H$250]" office:value-type="float" office:value="0.865000247955322" calcext:value-type="float">
            <text:p>0.86500024795532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89.672" calcext:value-type="float">
            <text:p>1739051189.672</text:p>
          </table:table-cell>
          <table:table-cell office:value-type="float" office:value="1739051191.302" calcext:value-type="float">
            <text:p>1739051191.3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9]-[.A229]" office:value-type="float" office:value="1.63000011444092" calcext:value-type="float">
            <text:p>1.63000011444092</text:p>
          </table:table-cell>
          <table:table-cell/>
          <table:table-cell table:formula="of:=[.H229] - [.$H$250]" office:value-type="float" office:value="0.919000148773193" calcext:value-type="float">
            <text:p>0.91900014877319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0.372" calcext:value-type="float">
            <text:p>1739051190.372</text:p>
          </table:table-cell>
          <table:table-cell office:value-type="float" office:value="1739051194.348" calcext:value-type="float">
            <text:p>1739051194.3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0]-[.A230]" office:value-type="float" office:value="3.9760000705719" calcext:value-type="float">
            <text:p>3.9760000705719</text:p>
          </table:table-cell>
          <table:table-cell/>
          <table:table-cell table:formula="of:=[.H230] - [.$H$250]" office:value-type="float" office:value="3.26500010490417" calcext:value-type="float">
            <text:p>3.26500010490417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3.106" calcext:value-type="float">
            <text:p>1739051193.106</text:p>
          </table:table-cell>
          <table:table-cell office:value-type="float" office:value="1739051194.787" calcext:value-type="float">
            <text:p>1739051194.7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1]-[.A231]" office:value-type="float" office:value="1.68099999427795" calcext:value-type="float">
            <text:p>1.68099999427795</text:p>
          </table:table-cell>
          <table:table-cell/>
          <table:table-cell table:formula="of:=[.H231] - [.$H$250]" office:value-type="float" office:value="0.970000028610229" calcext:value-type="float">
            <text:p>0.97000002861022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3.439" calcext:value-type="float">
            <text:p>1739051193.439</text:p>
          </table:table-cell>
          <table:table-cell office:value-type="float" office:value="1739051195.072" calcext:value-type="float">
            <text:p>1739051195.0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2]-[.A232]" office:value-type="float" office:value="1.63300013542175" calcext:value-type="float">
            <text:p>1.63300013542175</text:p>
          </table:table-cell>
          <table:table-cell/>
          <table:table-cell table:formula="of:=[.H232] - [.$H$250]" office:value-type="float" office:value="0.922000169754028" calcext:value-type="float">
            <text:p>0.92200016975402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3.873" calcext:value-type="float">
            <text:p>1739051193.873</text:p>
          </table:table-cell>
          <table:table-cell office:value-type="float" office:value="1739051196.361" calcext:value-type="float">
            <text:p>1739051196.3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3]-[.A233]" office:value-type="float" office:value="2.48800015449524" calcext:value-type="float">
            <text:p>2.48800015449524</text:p>
          </table:table-cell>
          <table:table-cell/>
          <table:table-cell table:formula="of:=[.H233] - [.$H$250]" office:value-type="float" office:value="1.77700018882751" calcext:value-type="float">
            <text:p>1.7770001888275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5.139" calcext:value-type="float">
            <text:p>1739051195.139</text:p>
          </table:table-cell>
          <table:table-cell office:value-type="float" office:value="1739051196.722" calcext:value-type="float">
            <text:p>1739051196.7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4]-[.A234]" office:value-type="float" office:value="1.58299994468689" calcext:value-type="float">
            <text:p>1.58299994468689</text:p>
          </table:table-cell>
          <table:table-cell/>
          <table:table-cell table:formula="of:=[.H234] - [.$H$250]" office:value-type="float" office:value="0.871999979019165" calcext:value-type="float">
            <text:p>0.87199997901916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5.406" calcext:value-type="float">
            <text:p>1739051195.406</text:p>
          </table:table-cell>
          <table:table-cell office:value-type="float" office:value="1739051197.049" calcext:value-type="float">
            <text:p>1739051197.0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5]-[.A235]" office:value-type="float" office:value="1.64300012588501" calcext:value-type="float">
            <text:p>1.64300012588501</text:p>
          </table:table-cell>
          <table:table-cell/>
          <table:table-cell table:formula="of:=[.H235] - [.$H$250]" office:value-type="float" office:value="0.932000160217285" calcext:value-type="float">
            <text:p>0.93200016021728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5.706" calcext:value-type="float">
            <text:p>1739051195.706</text:p>
          </table:table-cell>
          <table:table-cell office:value-type="float" office:value="1739051197.36" calcext:value-type="float">
            <text:p>1739051197.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6]-[.A236]" office:value-type="float" office:value="1.65399980545044" calcext:value-type="float">
            <text:p>1.65399980545044</text:p>
          </table:table-cell>
          <table:table-cell/>
          <table:table-cell table:formula="of:=[.H236] - [.$H$250]" office:value-type="float" office:value="0.942999839782714" calcext:value-type="float">
            <text:p>0.942999839782714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6.039" calcext:value-type="float">
            <text:p>1739051196.039</text:p>
          </table:table-cell>
          <table:table-cell office:value-type="float" office:value="1739051197.654" calcext:value-type="float">
            <text:p>1739051197.6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7]-[.A237]" office:value-type="float" office:value="1.61500000953674" calcext:value-type="float">
            <text:p>1.61500000953674</text:p>
          </table:table-cell>
          <table:table-cell/>
          <table:table-cell table:formula="of:=[.H237] - [.$H$250]" office:value-type="float" office:value="0.904000043869018" calcext:value-type="float">
            <text:p>0.904000043869018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197.773" calcext:value-type="float">
            <text:p>1739051197.773</text:p>
          </table:table-cell>
          <table:table-cell office:value-type="float" office:value="1739051200.752" calcext:value-type="float">
            <text:p>1739051200.7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8]-[.A238]" office:value-type="float" office:value="2.97900009155273" calcext:value-type="float">
            <text:p>2.97900009155273</text:p>
          </table:table-cell>
          <table:table-cell/>
          <table:table-cell table:formula="of:=[.H238] - [.$H$250]" office:value-type="float" office:value="2.26800012588501" calcext:value-type="float">
            <text:p>2.2680001258850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200.306" calcext:value-type="float">
            <text:p>1739051200.306</text:p>
          </table:table-cell>
          <table:table-cell office:value-type="float" office:value="1739051201.876" calcext:value-type="float">
            <text:p>1739051201.8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9]-[.A239]" office:value-type="float" office:value="1.5699999332428" calcext:value-type="float">
            <text:p>1.5699999332428</text:p>
          </table:table-cell>
          <table:table-cell/>
          <table:table-cell table:formula="of:=[.H239] - [.$H$250]" office:value-type="float" office:value="0.858999967575073" calcext:value-type="float">
            <text:p>0.858999967575073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200.673" calcext:value-type="float">
            <text:p>1739051200.673</text:p>
          </table:table-cell>
          <table:table-cell office:value-type="float" office:value="1739051204.621" calcext:value-type="float">
            <text:p>1739051204.6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0]-[.A240]" office:value-type="float" office:value="3.94799995422363" calcext:value-type="float">
            <text:p>3.94799995422363</text:p>
          </table:table-cell>
          <table:table-cell/>
          <table:table-cell table:formula="of:=[.H240] - [.$H$250]" office:value-type="float" office:value="3.23699998855591" calcext:value-type="float">
            <text:p>3.2369999885559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200.939" calcext:value-type="float">
            <text:p>1739051200.939</text:p>
          </table:table-cell>
          <table:table-cell office:value-type="float" office:value="1739051204.927" calcext:value-type="float">
            <text:p>1739051204.9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1]-[.A241]" office:value-type="float" office:value="3.98800015449524" calcext:value-type="float">
            <text:p>3.98800015449524</text:p>
          </table:table-cell>
          <table:table-cell/>
          <table:table-cell table:formula="of:=[.H241] - [.$H$250]" office:value-type="float" office:value="3.27700018882751" calcext:value-type="float">
            <text:p>3.27700018882751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203.306" calcext:value-type="float">
            <text:p>1739051203.306</text:p>
          </table:table-cell>
          <table:table-cell office:value-type="float" office:value="1739051205.323" calcext:value-type="float">
            <text:p>1739051205.3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2]-[.A242]" office:value-type="float" office:value="2.01699995994568" calcext:value-type="float">
            <text:p>2.01699995994568</text:p>
          </table:table-cell>
          <table:table-cell/>
          <table:table-cell table:formula="of:=[.H242] - [.$H$250]" office:value-type="float" office:value="1.30599999427795" calcext:value-type="float">
            <text:p>1.30599999427795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table:style-name="ce3" office:value-type="float" office:value="1739051205.773" calcext:value-type="float">
            <text:p>1739051205.773</text:p>
          </table:table-cell>
          <table:table-cell table:style-name="ce3" office:value-type="float" office:value="1739051207.321" calcext:value-type="float">
            <text:p>1739051207.32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1843200" calcext:value-type="float">
            <text:p>1843200</text:p>
          </table:table-cell>
          <table:table-cell table:style-name="ce3"/>
          <table:table-cell table:style-name="ce3" table:formula="of:=[.B243]-[.A243]" office:value-type="float" office:value="1.54800009727478" calcext:value-type="float">
            <text:p>1.54800009727478</text:p>
          </table:table-cell>
          <table:table-cell table:style-name="ce3"/>
          <table:table-cell table:style-name="ce3" table:formula="of:=[.H243] - [.$H$250]" office:value-type="float" office:value="0.837000131607055" calcext:value-type="float">
            <text:p>0.837000131607055</text:p>
          </table:table-cell>
          <table:table-cell table:style-name="ce3" table:formula="of:=[.$H$250]" office:value-type="float" office:value="0.710999965667725" calcext:value-type="float">
            <text:p>0.710999965667725</text:p>
          </table:table-cell>
          <table:table-cell table:style-name="ce3" table:number-columns-repeated="1013"/>
        </table:table-row>
        <table:table-row table:style-name="ro1">
          <table:table-cell office:value-type="float" office:value="1739051206.073" calcext:value-type="float">
            <text:p>1739051206.073</text:p>
          </table:table-cell>
          <table:table-cell office:value-type="float" office:value="1739051207.613" calcext:value-type="float">
            <text:p>1739051207.6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4]-[.A244]" office:value-type="float" office:value="1.53999996185303" calcext:value-type="float">
            <text:p>1.53999996185303</text:p>
          </table:table-cell>
          <table:table-cell/>
          <table:table-cell table:formula="of:=[.H244] - [.$H$250]" office:value-type="float" office:value="0.828999996185302" calcext:value-type="float">
            <text:p>0.828999996185302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office:value-type="float" office:value="1739051206.306" calcext:value-type="float">
            <text:p>1739051206.306</text:p>
          </table:table-cell>
          <table:table-cell office:value-type="float" office:value="1739051207.91" calcext:value-type="float">
            <text:p>1739051207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5]-[.A245]" office:value-type="float" office:value="1.60400009155273" calcext:value-type="float">
            <text:p>1.60400009155273</text:p>
          </table:table-cell>
          <table:table-cell/>
          <table:table-cell table:formula="of:=[.H245] - [.$H$250]" office:value-type="float" office:value="0.893000125885009" calcext:value-type="float">
            <text:p>0.893000125885009</text:p>
          </table:table-cell>
          <table:table-cell table:formula="of:=[.$H$250]" office:value-type="float" office:value="0.710999965667725" calcext:value-type="float">
            <text:p>0.7109999656677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16:.H243])" office:value-type="float" office:value="1.87599992752075" calcext:value-type="float">
            <text:p>1.87599992752075</text:p>
          </table:table-cell>
          <table:table-cell/>
          <table:table-cell table:formula="of:=[.H247] - [.$H$250]" office:value-type="float" office:value="1.16499996185303" calcext:value-type="float">
            <text:p>1.1649999618530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16:.H243]) / ([.A243] - [.A16])" office:value-type="float" office:value="0.758142551015121" calcext:value-type="float">
            <text:p>0.75814255101512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710999965667725" calcext:value-type="float">
            <text:p>0.71099996566772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7:27:06.11457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2-09T17:48:03.995895554</dc:date>
    <meta:editing-duration>PT39M24S</meta:editing-duration>
    <meta:editing-cycles>4</meta:editing-cycles>
    <meta:document-statistic meta:table-count="1" meta:cell-count="2212" meta:object-count="0"/>
  </office:meta>
</office:document-meta>
</file>